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3_2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3_3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4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" style:family="paragraph" style:parent-style-name="Normal">
      <style:paragraph-properties fo:text-indent="0.00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" style:family="paragraph" style:parent-style-name="Normal"/>
    <style:style style:name="T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/>
    <style:style style:name="T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1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" style:family="paragraph" style:parent-style-name="Normal">
      <style:paragraph-properties fo:line-height="200%"/>
    </style:style>
    <style:style style:name="T14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>
      <style:paragraph-properties fo:line-height="200%"/>
    </style:style>
    <style:style style:name="T1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/>
    </style:style>
    <style:style style:name="T1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>
      <style:paragraph-properties fo:line-height="200%"/>
    </style:style>
    <style:style style:name="T1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>
      <style:paragraph-properties fo:line-height="200%"/>
    </style:style>
    <style:style style:name="T2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/>
    <style:style style:name="T2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/>
    <style:style style:name="T2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>
      <style:paragraph-properties fo:line-height="200%"/>
    </style:style>
    <style:style style:name="T23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/>
    <style:style style:name="T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>
      <style:paragraph-properties fo:line-height="200%"/>
    </style:style>
    <style:style style:name="T2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/>
    <style:style style:name="T2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6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7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" style:family="paragraph" style:parent-style-name="Normal">
      <style:paragraph-properties fo:line-height="200%"/>
    </style:style>
    <style:style style:name="T2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/>
    <style:style style:name="T2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>
      <style:paragraph-properties fo:line-height="200%"/>
    </style:style>
    <style:style style:name="T2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/>
    <style:style style:name="T3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0_3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0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6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/>
    <style:style style:name="T3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>
      <style:paragraph-properties fo:line-height="200%"/>
    </style:style>
    <style:style style:name="T3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" style:family="paragraph" style:parent-style-name="Normal"/>
    <style:style style:name="T3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0" style:family="paragraph" style:parent-style-name="Normal"/>
    <style:style style:name="T4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1" style:family="paragraph" style:parent-style-name="Normal">
      <style:paragraph-properties fo:line-height="200%"/>
    </style:style>
    <style:style style:name="T4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2" style:family="paragraph" style:parent-style-name="Normal">
      <style:paragraph-properties fo:line-height="200%"/>
    </style:style>
    <style:style style:name="T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3" style:family="paragraph" style:parent-style-name="Normal">
      <style:paragraph-properties fo:line-height="200%"/>
    </style:style>
    <style:style style:name="T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4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44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44_2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44_3" style:family="text">
      <style:text-properties fo:letter-spacing="0cm" fo:font-style="italic" style:font-style-asian="italic" fo:color="#000000" style:font-name="Times-Roman" fo:font-size="12pt" style:font-size-asian="12pt" style:font-size-complex="12pt" fo:font-weight="normal" style:font-weight-asian="normal" style:text-underline-style="none"/>
    </style:style>
    <style:style style:name="T44_4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44_5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>
      <style:paragraph-properties fo:line-height="200%"/>
    </style:style>
    <style:style style:name="T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>
      <style:paragraph-properties fo:line-height="200%"/>
    </style:style>
    <style:style style:name="T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>
      <style:paragraph-properties fo:line-height="200%"/>
    </style:style>
    <style:style style:name="T47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8" style:family="paragraph" style:parent-style-name="Normal"/>
    <style:style style:name="T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9" style:family="paragraph" style:parent-style-name="Normal">
      <style:paragraph-properties fo:text-indent="0.005cm" fo:line-height="200%"/>
    </style:style>
    <style:style style:name="T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/>
    <style:style style:name="T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5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7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8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9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10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/>
    <style:style style:name="T5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>
      <style:paragraph-properties fo:line-height="200%"/>
    </style:style>
    <style:style style:name="T54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5" style:family="paragraph" style:parent-style-name="Normal"/>
    <style:style style:name="T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6" style:family="paragraph" style:parent-style-name="Normal">
      <style:paragraph-properties fo:line-height="200%"/>
    </style:style>
    <style:style style:name="T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7" style:family="paragraph" style:parent-style-name="Normal"/>
    <style:style style:name="T5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5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6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4" style:family="paragraph" style:parent-style-name="Normal">
      <style:paragraph-properties fo:line-height="200%"/>
    </style:style>
    <style:style style:name="T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>
      <style:paragraph-properties fo:line-height="200%"/>
    </style:style>
    <style:style style:name="T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line-height="200%"/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7" style:family="paragraph" style:parent-style-name="Normal"/>
    <style:style style:name="T6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>
      <style:paragraph-properties fo:line-height="200%"/>
    </style:style>
    <style:style style:name="T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9" style:family="paragraph" style:parent-style-name="Normal"/>
    <style:style style:name="T6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0" style:family="paragraph" style:parent-style-name="Normal"/>
    <style:style style:name="T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/>
    <style:style style:name="T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2" style:family="paragraph" style:parent-style-name="Normal"/>
    <style:style style:name="T7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3" style:family="paragraph" style:parent-style-name="Normal">
      <style:paragraph-properties fo:line-height="200%"/>
    </style:style>
    <style:style style:name="T7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5" style:family="paragraph" style:parent-style-name="Normal">
      <style:paragraph-properties fo:line-height="200%"/>
    </style:style>
    <style:style style:name="T7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7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/>
    <style:style style:name="T7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7" style:family="paragraph" style:parent-style-name="Normal">
      <style:paragraph-properties fo:line-height="200%"/>
    </style:style>
    <style:style style:name="T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8" style:family="paragraph" style:parent-style-name="Normal"/>
    <style:style style:name="T7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/>
    <style:style style:name="T7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>
      <style:paragraph-properties fo:text-indent="0.009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/>
    <style:style style:name="T8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5" style:family="paragraph" style:parent-style-name="Normal"/>
    <style:style style:name="T8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/>
    <style:style style:name="T8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/>
    <style:style style:name="T8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/>
    <style:style style:name="T9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/>
    <style:style style:name="T9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3" style:family="text" style:parent-style-name="Internet_20_link">
      <style:text-properties fo:letter-spacing="0cm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94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6" style:family="text" style:parent-style-name="Internet_20_link">
      <style:text-properties fo:letter-spacing="0cm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94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5" style:family="paragraph" style:parent-style-name="Normal"/>
    <style:style style:name="T9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9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Introduction_It_Started_With_S"/><text:span text:style-name="T1_1">Introduction</text:span><text:bookmark-end text:name="Introduction_It_Started_With_S"/><text:span text:style-name="T1_2">:<text:s/>It<text:s/>Started<text:s/>with<text:s/>Sandstone</text:span></text:p>
      <text:p text:style-name="P2"/>
      <text:p text:style-name="P3"><text:span text:style-name="T3_1"><text:tab/></text:span><text:bookmark-start text:name="Intro_story"/><text:span text:style-name="T3_2">Charlemagne</text:span><text:bookmark-end text:name="Intro_story"/><text:span text:style-name="T3_3"><text:s/>had<text:s/>an<text:s/>insatiable<text:s/>goal<text:s/>to<text:s/>conquer<text:s/>Europe<text:s/>and<text:s/>bring<text:s/>the<text:s/>pagan<text:s/>inhabitants<text:s/>of<text:s/>Germany<text:s/>into<text:s/>the<text:s/>Christian<text:s/>religion.<text:s/>In<text:s/>AD<text:s/>773,<text:s/>Charlemagne<text:s/>began<text:s/>his<text:s/>first<text:s/>campaign<text:s/>into<text:s/>Saxony,<text:s/>in<text:s/>what<text:s/>is<text:s/>now<text:s/>north<text:s/>western<text:s/>Germany.<text:s/>By<text:s/>804,<text:s/>the<text:s/>last<text:s/>of<text:s/>the<text:s/>rebellious<text:s/>pagan<text:s/>locals<text:s/>were<text:s/>subjugated,<text:s/>and<text:s/>they<text:s/>began<text:s/>to<text:s/>enjoy<text:s/>relative<text:s/>peace<text:s/>as<text:s/>newly,<text:s/>yet<text:s/>reluctant,<text:s/>baptized<text:s/>Christians.<text:s/>To<text:s/>promote<text:s/>their<text:s/>new<text:s/>Christian<text:s/>religion,<text:s/>Charlemagne<text:s/>ordered<text:s/>his<text:s/>new<text:s/>subjects<text:s/>to<text:s/>build<text:s/>a<text:s/>small<text:s/>church<text:s/>in<text:s/>Minden<text:s/>to<text:s/>house<text:s/>the<text:s/>diocese<text:s/>he<text:s/>established<text:s/>there.<text:s/>Through<text:s/>the<text:s/>centuries,<text:s/>the<text:s/>building<text:s/>was<text:s/>destroyed<text:s/>and<text:s/>rebuilt,<text:s/>and<text:s/>in<text:s/>the<text:s/>second<text:s/>Century<text:s/>the<text:s/>building<text:s/>was<text:s/>enlarged<text:s/>to<text:s/>cathedral<text:s/>proportions.<text:s/>This<text:s/>enlarged<text:s/>religious<text:s/>edifice<text:s/>was<text:s/>built<text:s/>from<text:s/>sandstone<text:s/>quarried<text:s/>from<text:s/>the<text:s/>nearby<text:s/>Jakobsberg<text:s/>and<text:s/>Wittekindsberg<text:s/>hills.<text:s/>Originally<text:s/>mined<text:s/>for<text:s/>the<text:s/>rich<text:s/>iron<text:s/>ore<text:s/>found<text:s/>in<text:s/>the<text:s/>rock,<text:s/>the<text:s/>stone,<text:s/>which<text:s/>became<text:s/>known<text:s/>as<text:s/>Porta<text:s/>Sandstone<text:s/>for<text:s/>its<text:s/>location<text:s/>as<text:s/>the<text:s/>gate<text:s/>of<text:s/>Westphalia,<text:s/>or<text:s/>in<text:s/>latin<text:s/>Porta<text:s/>Westfalica,<text:s/>was<text:s/>widely<text:s/>used<text:s/>for<text:s/>building<text:s/>churches,<text:s/>buildings<text:s/>and<text:s/>bridges<text:s/>throughout<text:s/>north<text:s/>western<text:s/>Germany,<text:s/>including<text:s/>the<text:s/>cathedral<text:s/>in<text:s/>Bremen,<text:s/>originally<text:s/>completed<text:s/>in<text:s/>AD<text:s/>1200.<text:s/></text:span></text:p>
      <text:p text:style-name="P4"><text:span text:style-name="T4_1"><text:tab/>An<text:s/>existing<text:s/>edifice<text:s/>built<text:s/>from<text:s/>the<text:s/>same<text:s/>sandstone<text:s/>sits<text:s/>atop<text:s/>the<text:s/>Wittekindsberg<text:s/>hill<text:s/>in<text:s/>the<text:s/>town<text:s/>of<text:s/>Porta<text:s/>Westfalica,<text:s/>in<text:s/>North<text:s/>Rhine-Westphalia,<text:s/>Germany.<text:s/>This<text:s/>is<text:s/>a<text:s/>massive<text:s/>monument<text:s/>to<text:s/>an<text:s/>equally<text:s/>massive<text:s/>historical<text:s/>figure<text:s/>of<text:s/>nineteenth-century<text:s/>Germany.<text:s/>Built<text:s/>from<text:s/>1892-1896,<text:s/>a<text:s/>large<text:s/>bronze<text:s/>statue<text:s/>of<text:s/>William<text:s/>I<text:s/>stands<text:s/>within<text:s/>a<text:s/>gazebo<text:s/>made<text:s/>from<text:s/>sandstone<text:s/>taken<text:s/>from<text:s/>the<text:s/>very<text:s/>hill<text:s/>upon<text:s/>which<text:s/>it<text:s/>rests.<text:s/>Dedicated<text:s/>to<text:s/>the<text:s/>memory<text:s/>of<text:s/></text:span><text:span text:style-name="T4_2">Wilhelm<text:s/>dem<text:s/>Grossen</text:span><text:span text:style-name="T4_3">,<text:s/>this<text:s/>monument<text:s/>stands<text:s/>for<text:s/>some<text:s/>today<text:s/>as<text:s/>a<text:s/>symbol<text:s/>of<text:s/>German<text:s/>unity.<text:s/>Remnants<text:s/>of<text:s/>an<text:s/>even<text:s/>more<text:s/>recent,<text:s/>yet<text:s/>more<text:s/>divisive<text:s/>German<text:s/>past<text:s/>exist<text:s/>entombed<text:s/>under<text:s/>the<text:s/>monument.</text:span></text:p>
      <text:p text:style-name="P5"><text:span text:style-name="T5_1"><text:tab/>Mining<text:s/>during<text:s/>the<text:s/>nineteenth<text:s/>century<text:s/>left<text:s/>large,<text:s/>open<text:s/>mines<text:s/>in<text:s/>the<text:s/>Wittekindsberg<text:s/>and<text:s/>Jakobsberg<text:s/>hills<text:s/>which<text:s/>are<text:s/>situated<text:s/>on<text:s/>opposite<text:s/>banks<text:s/>of<text:s/>the<text:s/>Weser<text:s/>River<text:s/>from<text:s/>one<text:s/>another.<text:s/>Virtually<text:s/>unused<text:s/>throughout<text:s/>the<text:s/>early<text:s/>twentieth<text:s/>century,<text:s/>the<text:s/>mines<text:s/>found<text:s/>use<text:s/>again<text:s/>in<text:s/>the<text:s/>final<text:s/>years<text:s/>of<text:s/>World<text:s/>War<text:s/>II.<text:s/>Beginning<text:s/>in<text:s/>1942,<text:s/>concerted<text:s/>efforts<text:s/>were<text:s/>made<text:s/>by<text:s/>the<text:s/>German<text:s/>government<text:s/>to<text:s/>protect<text:s/>the<text:s/>increasingly<text:s/>targeted<text:s/>aircraft<text:s/>industry<text:s/>by<text:s/>relocating<text:s/>factories<text:s/>to<text:s/>physically<text:s/>separate<text:s/>locations,<text:s/>and<text:s/>in<text:s/>some<text:s/>cases<text:s/>into<text:s/>underground<text:s/>facilities.<text:s/>Forced<text:s/>laborers<text:s/>from<text:s/>nearby<text:s/>concentration<text:s/>camps<text:s/>supplied<text:s/>the<text:s/>labor<text:s/>to<text:s/>convert<text:s/>existing<text:s/>mines<text:s/>into<text:s/>factories<text:s/>or<text:s/>carve<text:s/>new<text:s/>workspaces<text:s/>from<text:s/>the<text:s/>cold,<text:s/>unforgiving<text:s/>stone.<text:s/>One<text:s/>such<text:s/>project<text:s/>was<text:s/>located<text:s/>in<text:s/>the<text:s/>unused<text:s/>mines<text:s/>in<text:s/>Porta<text:s/>Westfalica’s<text:s/>hills,<text:s/>with<text:s/>labor<text:s/>supplied<text:s/>mainly<text:s/>by<text:s/>the<text:s/>inmates<text:s/>from<text:s/>the<text:s/>Neuengamme<text:s/>Concentration<text:s/>Camp<text:s/>near<text:s/>Hamburg<text:s/>and<text:s/>POWs<text:s/>from<text:s/>Russia<text:s/>and<text:s/>Poland.<text:s/>Stone<text:s/>once<text:s/>used<text:s/>to<text:s/>commemorate<text:s/>and<text:s/>memorialize<text:s/>the<text:s/>unification<text:s/>of<text:s/>fragmented<text:s/>German<text:s/>kingdoms<text:s/>was<text:s/>now<text:s/>discarded<text:s/>in<text:s/>favor<text:s/>of<text:s/>the<text:s/>underground<text:s/>space;<text:s/>just<text:s/>as<text:s/>the<text:s/>lives<text:s/>and<text:s/>humanity<text:s/>of<text:s/>inmates<text:s/>was<text:s/>discarded<text:s/>for<text:s/>the<text:s/>labor<text:s/>they<text:s/>could<text:s/>provide.<text:s/>Such<text:s/>projects<text:s/>actualized<text:s/>Nazi<text:s/>desires<text:s/>to<text:s/>eradicate<text:s/>anybody<text:s/>they<text:s/>felt<text:s/>undeserving<text:s/>of<text:s/>life.</text:span></text:p>
      <text:p text:style-name="P6"><text:span text:style-name="T6_1"><text:tab/>This<text:s/>dissertation<text:s/>expands<text:s/>knowledge<text:s/>of<text:s/>German<text:s/>history<text:s/>and<text:s/>the<text:s/>field<text:s/>of<text:s/>historical<text:s/>research<text:s/>in<text:s/>three<text:s/>unique<text:s/>ways.<text:s/>First,<text:s/>nearly<text:s/>all<text:s/>scholarly<text:s/>narratives<text:s/>about<text:s/>the<text:s/>numerous<text:s/>underground<text:s/>dispersal<text:s/>projects<text:s/>throughout<text:s/>Germany,<text:s/>France,<text:s/>Austria,<text:s/>Poland<text:s/>and<text:s/>the<text:s/>present<text:s/>day<text:s/>Czech<text:s/>Republic<text:s/>are<text:s/>written<text:s/>in<text:s/>German.<text:s/>To<text:s/>date,<text:s/>there<text:s/>are<text:s/>only<text:s/>two<text:s/>publications</text:span><text:span text:style-name="T6_2">⁠</text:span><text:span text:style-name="T6_3"><text:note text:note-class="footnote"><text:note-citation/><text:note-body><text:p text:style-name="P7"><text:span text:style-name="T7_1"><text:s/></text:span><text:span text:style-name="T7_2">{<text:s/>|<text:s/>Haunschmied,<text:s/>et<text:s/>al.,<text:s/>2007<text:s/>|<text:s/>|<text:s/>|zu:312:7QDUF7JI}<text:s/>and<text:s/>{<text:s/>|<text:s/>Reuter,<text:s/>1998<text:s/>|<text:s/>|<text:s/>|zu:312:K3HGAEIT}</text:span></text:p></text:note-body></text:note></text:span><text:span text:style-name="T7_3"><text:s/>written<text:s/>in<text:s/>English<text:s/>that<text:s/>are<text:s/>dedicated<text:s/>to<text:s/>the<text:s/>history<text:s/>of<text:s/>an<text:s/>underground<text:s/>dispersal<text:s/>project<text:s/>and<text:s/>associated<text:s/>forced<text:s/>labor<text:s/>camps.<text:s/>Some<text:s/>projects<text:s/>are<text:s/>mentioned<text:s/>briefly<text:s/>in<text:s/>several<text:s/>books,<text:s/>most<text:s/>notably<text:s/>those<text:s/>detailing<text:s/>the<text:s/>history<text:s/>of<text:s/>a<text:s/>particular<text:s/>business<text:s/>that<text:s/>was<text:s/>scheduled<text:s/>to<text:s/>move<text:s/>to<text:s/>underground<text:s/>facilities.<text:s/>Neil<text:s/>Gregor’s<text:s/>work<text:s/>on<text:s/>a<text:s/>German<text:s/>automobile<text:s/>and<text:s/>engine<text:s/>company,<text:s/></text:span><text:span text:style-name="T7_4">Daimler-Benz<text:s/>in<text:s/>the<text:s/>Third<text:s/>Reich</text:span><text:span text:style-name="T7_5">,<text:s/>and<text:s/>others<text:s/>like<text:s/>it,<text:s/>are<text:s/>examples<text:s/>of<text:s/>such<text:s/>scholarship.</text:span><text:span text:style-name="T7_6"><text:note text:note-class="footnote"><text:note-citation/><text:note-body><text:p text:style-name="P8"><text:span text:style-name="T8_1"><text:s/></text:span><text:span text:style-name="T8_2">Just<text:s/>a<text:s/>few<text:s/>examples:<text:s/>{<text:s/>|<text:s/>Bellon,<text:s/>1990<text:s/>|<text:s/>|<text:s/>|zu:312:DR8V3268}{<text:s/>|<text:s/>Black,<text:s/>2001<text:s/>|<text:s/>|<text:s/>|zu:312:6AXUCUFA}{<text:s/>|<text:s/>Hayes,<text:s/>1987<text:s/>|<text:s/>|<text:s/>|zu:312:FT2KP5H8}{<text:s/>|<text:s/>Jeffreys,<text:s/>2010<text:s/>|<text:s/>|<text:s/>|zu:312:GP4X8GFX}{<text:s/>|<text:s/>Pohl,<text:s/>et<text:s/>al.,<text:s/>1986<text:s/>|<text:s/>|<text:s/>|zu:312:UX3B69W5}{<text:s/>|<text:s/>Turner,<text:s/>2005<text:s/>|<text:s/>|<text:s/>|zu:312:AKJRD7UQ}</text:span></text:p></text:note-body></text:note></text:span><text:span text:style-name="T8_3"><text:s/></text:span><text:bookmark-start text:name="Thesis"/><text:span text:style-name="T8_4">These</text:span><text:bookmark-end text:name="Thesis"/><text:span text:style-name="T8_5"><text:s/>works<text:s/>provide<text:s/>a<text:s/>slight,<text:s/>but<text:s/>preliminary,<text:s/>foundation<text:s/>for<text:s/>understanding<text:s/>the<text:s/>underground<text:s/>dispersal<text:s/>projects<text:s/>from<text:s/>both<text:s/>the<text:s/>Nazi<text:s/>as<text:s/>well<text:s/>as<text:s/>a<text:s/>business<text:s/>perspective,<text:s/>but<text:s/>mainly<text:s/>focus<text:s/>on<text:s/>the<text:s/>history<text:s/>of<text:s/>the<text:s/>business<text:s/>and<text:s/>only<text:s/>tangentially<text:s/>narrate<text:s/>the<text:s/>history<text:s/>of<text:s/>the<text:s/>forced<text:s/>laborers.<text:s/>This<text:s/>work<text:s/>increases<text:s/>the<text:s/>English<text:s/>scholarship<text:s/>relating<text:s/>to<text:s/>the<text:s/>history<text:s/>of<text:s/>underground<text:s/>dispersal<text:s/>projects<text:s/>by<text:s/>uncovering<text:s/>the<text:s/>history<text:s/>of<text:s/>the<text:s/>tunnels,<text:s/>camps,<text:s/>and<text:s/>inmates<text:s/>at<text:s/>Porta<text:s/>Westfalica.</text:span></text:p>
      <text:p text:style-name="P9"><text:span text:style-name="T9_1"><text:tab/>Secondly,<text:s/>interviews<text:s/>of<text:s/>and<text:s/>memoirs<text:s/>by<text:s/>concentration<text:s/>camp<text:s/>survivors<text:s/>frequently<text:s/>mention<text:s/>places<text:s/>and<text:s/>times,<text:s/>often<text:s/>using<text:s/>temporal<text:s/>and<text:s/>spatial<text:s/>structures<text:s/>to<text:s/>form<text:s/>the<text:s/>framework<text:s/>for<text:s/>understanding<text:s/>and<text:s/>dealing<text:s/>with<text:s/>their<text:s/>traumatic<text:s/>experiences.<text:s/>Interviews<text:s/>from<text:s/>over<text:s/>30<text:s/>former<text:s/>prison<text:s/>laborers<text:s/>describe<text:s/>the<text:s/>temporal<text:s/>spatial<text:s/>awareness<text:s/>and<text:s/>movements<text:s/>of<text:s/>these<text:s/>individuals<text:s/>during<text:s/>their<text:s/>time<text:s/>at<text:s/>the<text:s/>Porta<text:s/>Westfalica<text:s/>camps.<text:s/>Maps<text:s/>and<text:s/>geospatial<text:s/>data<text:s/>are<text:s/>plotted<text:s/>and<text:s/>generated<text:s/>to<text:s/>track<text:s/>changes<text:s/>over<text:s/>time,<text:s/>using<text:s/>standard<text:s/>GIS<text:s/>software<text:s/>like<text:s/>ArcGIS,<text:s/>Omeka<text:s/>and<text:s/>Neatline.<text:s/>The<text:s/>first<text:s/>study<text:s/>shows<text:s/>the<text:s/>gendered<text:s/>way<text:s/>in<text:s/>which<text:s/>camp<text:s/>and<text:s/>work<text:s/>life<text:s/>were<text:s/>remembered,<text:s/>arguing<text:s/>that<text:s/>the<text:s/>male<text:s/>laborers<text:s/>focused<text:s/>more<text:s/>on<text:s/>the<text:s/>work<text:s/>and<text:s/>negative<text:s/>aspects<text:s/>of<text:s/>camp<text:s/>life,<text:s/>and<text:s/>the<text:s/>female<text:s/>laborers<text:s/>found<text:s/>much<text:s/>more<text:s/>positive<text:s/>things<text:s/>to<text:s/>recall.<text:s/>The<text:s/>second<text:s/>study<text:s/>shows<text:s/>the<text:s/>locations<text:s/>that<text:s/>the<text:s/>inmates<text:s/>travelled<text:s/>to<text:s/>in<text:s/>order<text:s/>to<text:s/>reach<text:s/>the<text:s/>camps<text:s/>and<text:s/>worksites<text:s/>at<text:s/>Porta<text:s/>Westfalica,<text:s/>and<text:s/>also<text:s/>includes<text:s/>their<text:s/>journey<text:s/>home<text:s/>after<text:s/>liberation.<text:s/>The<text:s/>interactive<text:s/>map<text:s/>also<text:s/>includes<text:s/>data<text:s/>about<text:s/>the<text:s/>locations<text:s/>and<text:s/>individuals,<text:s/>providing<text:s/>a<text:s/>way<text:s/>to<text:s/>recreate<text:s/>the<text:s/>experiences<text:s/>of<text:s/>individuals.</text:span></text:p>
      <text:p text:style-name="P10"><text:span text:style-name="T10_1"><text:tab/>Finally,<text:s/>the<text:s/>research<text:s/>materials,<text:s/>the<text:s/>primary<text:s/>and<text:s/>secondary<text:s/>documents,<text:s/>as<text:s/>well<text:s/>as<text:s/>the<text:s/>scholarly<text:s/>writing<text:s/>process,<text:s/>are<text:s/>open<text:s/>to<text:s/>the<text:s/>public<text:s/>through<text:s/>the<text:s/>use<text:s/>of<text:s/>an<text:s/>online<text:s/>repository<text:s/>and<text:s/>scholarly<text:s/>website,<text:s/>and<text:s/>by<text:s/>linking<text:s/>the<text:s/>sources<text:s/>in<text:s/>the<text:s/>footnotes<text:s/>to<text:s/>a<text:s/>reproduction<text:s/>in<text:s/>the<text:s/>online<text:s/>repository.<text:s/>It<text:s/>is<text:s/>believed<text:s/>that<text:s/>better<text:s/>research<text:s/>will<text:s/>result<text:s/>if<text:s/>the<text:s/>process<text:s/>of<text:s/>research<text:s/>and<text:s/>analysis<text:s/>and<text:s/>the<text:s/>sources<text:s/>upon<text:s/>which<text:s/>that<text:s/>research<text:s/>is<text:s/>based<text:s/>are<text:s/>open,<text:s/>available,<text:s/>and<text:s/>actively<text:s/>collaborated<text:s/>on.<text:s/>Our<text:s/>modern<text:s/>society<text:s/>benefits<text:s/>from<text:s/>the<text:s/>results<text:s/>of<text:s/>the<text:s/>Open<text:s/>Source<text:s/>software<text:s/>community<text:s/>(much<text:s/>of<text:s/>the<text:s/>Internet<text:s/>and<text:s/>smart<text:s/>phone<text:s/>software<text:s/>runs<text:s/>on<text:s/>Open<text:s/>Source<text:s/>software),<text:s/>where<text:s/>the<text:s/>underlying<text:s/>code<text:s/>is<text:s/>available<text:s/>for<text:s/>all<text:s/>to<text:s/>see<text:s/>and<text:s/>improve<text:s/>upon.<text:s/>Historical<text:s/>scholarship<text:s/>can<text:s/>benefit<text:s/>from<text:s/>a<text:s/>similar<text:s/>open<text:s/>model.<text:s/>Two<text:s/>supporting<text:s/>aspects,<text:s/>two<text:s/>sides<text:s/>of<text:s/>the<text:s/>same<text:s/>coin,<text:s/>seem<text:s/>to<text:s/>make<text:s/>an<text:s/>Open<text:s/>Source<text:s/>project<text:s/>successful;<text:s/>availability<text:s/>and<text:s/>collaboration.<text:s/>The<text:s/>code<text:s/>must<text:s/>be<text:s/>available<text:s/>for<text:s/>others<text:s/>to<text:s/>work<text:s/>with<text:s/>it,<text:s/>and<text:s/>improvement<text:s/>happens<text:s/>when<text:s/>many<text:s/>people<text:s/>work<text:s/>on<text:s/>the<text:s/>same<text:s/>code.<text:s/>This<text:s/>project<text:s/>will<text:s/>focus<text:s/>on<text:s/>only<text:s/>one<text:s/>side<text:s/>of<text:s/>the<text:s/>coin,<text:s/>making<text:s/>the<text:s/>resources<text:s/>and<text:s/>research<text:s/>available.<text:s/>All<text:s/>of<text:s/>the<text:s/>research<text:s/>and<text:s/>resources<text:s/>used<text:s/>in<text:s/>this<text:s/>research<text:s/>are<text:s/>made<text:s/>available<text:s/>at<text:s/>an<text:s/>accompanying<text:s/>website<text:s/>and<text:s/>online<text:s/>repository.<text:s/>To<text:s/>facilitate<text:s/>the<text:s/>link<text:s/>between<text:s/>the<text:s/>work<text:s/>and<text:s/>the<text:s/>sources,<text:s/>all<text:s/>footnotes<text:s/>that<text:s/>reference<text:s/>a<text:s/>primary<text:s/>source<text:s/>contain<text:s/>an<text:s/>HTTP<text:s/>link<text:s/>to<text:s/>the<text:s/>corresponding<text:s/>primary<text:s/>source<text:s/>in<text:s/>the<text:s/>online<text:s/>repository.<text:s/>Research<text:s/>and<text:s/>analysis<text:s/>are<text:s/>improved<text:s/>when<text:s/>other<text:s/>researchers<text:s/>can<text:s/>see<text:s/>the<text:s/>source<text:s/>of<text:s/>arguments<text:s/>and<text:s/>information<text:s/>and<text:s/>provide<text:s/>corroboration<text:s/>or<text:s/>contradiction.<text:s/>Making<text:s/>the<text:s/>sources<text:s/>available<text:s/>online<text:s/>and<text:s/>providing<text:s/>a<text:s/>link<text:s/>to<text:s/>the<text:s/>sources<text:s/>eliminates<text:s/>the<text:s/>need<text:s/>for<text:s/>collaborators<text:s/>to<text:s/>do<text:s/>much<text:s/>of<text:s/>the<text:s/>time<text:s/>and<text:s/>labor<text:s/>intensive<text:s/>work<text:s/>of<text:s/>locating<text:s/>the<text:s/>primary<text:s/>source<text:s/>for<text:s/>themselves,<text:s/>a<text:s/>process<text:s/>that<text:s/>often<text:s/>discourages<text:s/>fellow<text:s/>researchers<text:s/>to<text:s/>cross<text:s/>check<text:s/>the<text:s/>original<text:s/>argument.<text:s/>This<text:s/>dissertation<text:s/>stands<text:s/>as<text:s/>an<text:s/>example<text:s/>of<text:s/>a<text:s/>new<text:s/>model<text:s/>of<text:s/>scholarship,<text:s/>with<text:s/>open<text:s/>and<text:s/>available<text:s/>sources,<text:s/>and<text:s/>argues<text:s/>the<text:s/>value<text:s/>of<text:s/>an<text:s/>open<text:s/>source<text:s/>model<text:s/>of<text:s/>scholarship.</text:span></text:p>
      <text:p text:style-name="P11"><text:bookmark-start text:name="Historiography"/><text:span text:style-name="T11_1">Historiography</text:span><text:bookmark-end text:name="Historiography"/></text:p>
      <text:p text:style-name="P12"><text:span text:style-name="T12_1"><text:tab/>There<text:s/>are<text:s/>a<text:s/>plethora<text:s/>of<text:s/>works<text:s/>detailing<text:s/>the<text:s/>history<text:s/>of<text:s/>German<text:s/>economy<text:s/>and<text:s/>businesses<text:s/>in<text:s/>Nazi<text:s/>Germany,</text:span><text:span text:style-name="T12_2"><text:note text:note-class="footnote"><text:note-citation/><text:note-body><text:p text:style-name="P13"><text:span text:style-name="T13_1"><text:s/></text:span><text:span text:style-name="T13_2">The<text:s/>following<text:s/>are<text:s/>just<text:s/>a<text:s/>few.<text:s/>For<text:s/>a<text:s/>more<text:s/>complete<text:s/>list,<text:s/>see<text:s/>the<text:s/>bibliography.<text:s/></text:span></text:p><text:p text:style-name="P14"><text:span text:style-name="T14_1">{<text:s/>|<text:s/>Allen,<text:s/>1997<text:s/>|<text:s/>|<text:s/>|zu:312:4P6IRXST}{<text:s/>|<text:s/>Allen,<text:s/>2002<text:s/>|<text:s/>|<text:s/>|zu:312:DVWW3STE}{<text:s/>|<text:s/>Bellon,<text:s/>1990<text:s/>|<text:s/>|<text:s/>|zu:312:DR8V3268}{<text:s/>|<text:s/>Gurland,<text:s/>et<text:s/>al.,<text:s/>1975<text:s/>|<text:s/>|<text:s/>|zu:312:J9S3ITSQ}{<text:s/>|<text:s/>Jeffreys,<text:s/>2010<text:s/>|<text:s/>|<text:s/>|zu:312:GP4X8GFX}{<text:s/>|<text:s/>Nicosia,<text:s/>et<text:s/>al.,<text:s/>2004<text:s/>|<text:s/>|<text:s/>|zu:312:549UBNDV}</text:span></text:p></text:note-body></text:note></text:span><text:span text:style-name="T14_2"><text:s/></text:span><text:bookmark-start text:name="Works_on_German_Business"/><text:span text:style-name="T14_3">which</text:span><text:bookmark-end text:name="Works_on_German_Business"/><text:span text:style-name="T14_4"><text:s/>provide<text:s/>needed<text:s/>context<text:s/>and<text:s/>understanding<text:s/>about<text:s/>the<text:s/>German<text:s/>economy,<text:s/>issues<text:s/>faced,<text:s/>and<text:s/>options<text:s/>available<text:s/>to<text:s/>German<text:s/>businesses<text:s/>throughout<text:s/>the<text:s/>war.<text:s/>This<text:s/>research<text:s/>uses<text:s/>a<text:s/>discussion<text:s/>of<text:s/>the<text:s/>business<text:s/>perspective<text:s/>on<text:s/>topics<text:s/>such<text:s/>as<text:s/>rearmament<text:s/>and<text:s/>recovery,<text:s/>the<text:s/>miraculous<text:s/>production<text:s/>increases<text:s/>of<text:s/>1942,<text:s/>the<text:s/>relationship<text:s/>between<text:s/>businesses<text:s/>and<text:s/>the<text:s/>Nazi<text:s/>regime,<text:s/>and<text:s/>the<text:s/>destructive<text:s/>Allied<text:s/>bombing<text:s/>to<text:s/>understand<text:s/>the<text:s/>need<text:s/>for<text:s/>and<text:s/>decisions<text:s/>of<text:s/>businesses<text:s/>to<text:s/>disperse<text:s/>factories<text:s/>into<text:s/>caves,<text:s/>tunnels,<text:s/>and<text:s/>mines.<text:s/>Neil<text:s/>Gregor’s<text:s/>work<text:s/>on<text:s/>Daimler-Benz<text:s/>provides<text:s/>an<text:s/>example<text:s/>of<text:s/>discussing<text:s/>German<text:s/>war<text:s/>production<text:s/>from<text:s/>the<text:s/>perspective<text:s/>of<text:s/>both<text:s/>the<text:s/>Nazi<text:s/>regime<text:s/>as<text:s/>well<text:s/>as<text:s/>a<text:s/>German<text:s/>business,<text:s/>and<text:s/>touches<text:s/>upon<text:s/>the<text:s/>above<text:s/>mentioned<text:s/>topics<text:s/>that<text:s/>lead<text:s/>to<text:s/>a<text:s/>more<text:s/>complete<text:s/>understanding<text:s/>as<text:s/>to<text:s/>why<text:s/>a<text:s/>company<text:s/>such<text:s/>as<text:s/>Daimler-Benz<text:s/>would<text:s/>consider<text:s/>dispersing<text:s/>factories<text:s/>in<text:s/>the<text:s/>first<text:s/>place,<text:s/>let<text:s/>alone<text:s/>to<text:s/>underground<text:s/>locations.</text:span></text:p>
      <text:p text:style-name="P15"><text:span text:style-name="T15_1"><text:tab/>Scholarly<text:s/>works<text:s/>about<text:s/>dispersal<text:s/>plans<text:s/>for<text:s/>German<text:s/>armaments<text:s/>factories<text:s/>during<text:s/>World<text:s/>War<text:s/>II,<text:s/>specifically<text:s/>the<text:s/>efforts<text:s/>to<text:s/>move<text:s/>factories<text:s/>underground,<text:s/>are<text:s/>severely<text:s/>lacking.<text:s/>Similarly,<text:s/>several<text:s/>major<text:s/>government<text:s/>officials<text:s/>who<text:s/>played<text:s/>a<text:s/>large<text:s/>part<text:s/>in<text:s/>the<text:s/>underground<text:s/>dispersal<text:s/>projects<text:s/>lack<text:s/>any<text:s/>form<text:s/>of<text:s/>bibliography<text:s/>about<text:s/>them.<text:s/>Hans<text:s/>Kammler<text:s/>and<text:s/>Oswald<text:s/>Pohl,<text:s/>two<text:s/>SS<text:s/>leaders<text:s/>directly<text:s/>involved<text:s/>in<text:s/>the<text:s/>underground<text:s/>dispersal<text:s/>projects,<text:s/>and<text:s/>holding<text:s/>high<text:s/>positions<text:s/>and<text:s/>thereby<text:s/>influencing<text:s/>many<text:s/>lives,<text:s/>are<text:s/>mentioned<text:s/>only<text:s/>briefly<text:s/>in<text:s/>many<text:s/>of<text:s/>the<text:s/>books<text:s/>addressing<text:s/>German<text:s/>businesses<text:s/>and<text:s/>Nazi<text:s/>organizations,<text:s/>and<text:s/>would<text:s/>benefit<text:s/>from<text:s/>a<text:s/>more<text:s/>complete<text:s/>look<text:s/>into<text:s/>their<text:s/>involvement<text:s/>in<text:s/>the<text:s/>Nazi<text:s/>regime.<text:s/></text:span></text:p>
      <text:p text:style-name="P16"><text:span text:style-name="T16_1"><text:tab/>A<text:s/>large<text:s/>and<text:s/>ever<text:s/>growing<text:s/>bibliography<text:s/>on<text:s/>the<text:s/>lives<text:s/>and<text:s/>experiences<text:s/>of<text:s/>those<text:s/>who<text:s/>suffered<text:s/>through<text:s/>the<text:s/>Holocaust<text:s/>currently<text:s/>exists.<text:s/>Because<text:s/>study<text:s/>and<text:s/>training<text:s/>in<text:s/>the<text:s/>nuances<text:s/>of<text:s/>Holocaust<text:s/>research<text:s/>has<text:s/>not<text:s/>been<text:s/>done,<text:s/>this<text:s/>work<text:s/>does<text:s/>not<text:s/>seek<text:s/>to<text:s/>be<text:s/>a<text:s/>Holocaust<text:s/>study,<text:s/>but<text:s/>rather<text:s/>more<text:s/>a<text:s/>social<text:s/>and<text:s/>technical<text:s/>history<text:s/>of<text:s/>the<text:s/>underground<text:s/>factories<text:s/>and<text:s/>the<text:s/>labor<text:s/>force<text:s/>used<text:s/>to<text:s/>create<text:s/>the<text:s/>work<text:s/>spaces.<text:s/>Memoirs<text:s/>and<text:s/>interviews<text:s/>of<text:s/>concentration<text:s/>camp<text:s/>members<text:s/>are<text:s/>used<text:s/>to<text:s/>present<text:s/>the<text:s/>view<text:s/>of<text:s/>the<text:s/>forced<text:s/>laborers.<text:s/>Because<text:s/>there<text:s/>are<text:s/>no<text:s/>personal<text:s/>accounts<text:s/>from<text:s/>businessmen,<text:s/>civil<text:s/>workers<text:s/>and<text:s/>government<text:s/>officers,<text:s/>government<text:s/>documents<text:s/>are<text:s/>used<text:s/>to<text:s/>uncover<text:s/>details<text:s/>of<text:s/>the<text:s/>technical<text:s/>and<text:s/>bureaucratic<text:s/>involvement<text:s/>of<text:s/>businesses.</text:span></text:p>
      <text:p text:style-name="P17"><text:span text:style-name="T17_1"><text:tab/>Daniel<text:s/>Uziel’s<text:s/>recent<text:s/>work,<text:s/></text:span><text:span text:style-name="T17_2">Arming<text:s/>the<text:s/>Luftwaffe:<text:s/>The<text:s/>German<text:s/>Aviation<text:s/>Industry<text:s/>in<text:s/>World<text:s/>War<text:s/>II</text:span><text:span text:style-name="T17_3">,<text:s/>finishes<text:s/>where<text:s/>an<text:s/>earlier<text:s/>work<text:s/>of<text:s/>almost<text:s/>the<text:s/>same<text:s/>name<text:s/>left<text:s/>off<text:s/>(Edward<text:s/>Homze’s,<text:s/></text:span><text:span text:style-name="T17_4">Arming<text:s/>the<text:s/>Luftwaffe:<text:s/>The<text:s/>Reich<text:s/>Air<text:s/>Ministry<text:s/>and<text:s/>the<text:s/>German<text:s/>Aircraft<text:s/>Industry,<text:s/>1919-39</text:span><text:span text:style-name="T17_5">),<text:s/>and<text:s/>includes<text:s/>the<text:s/>first<text:s/>work<text:s/>in<text:s/>English<text:s/>to<text:s/>describe<text:s/>and<text:s/>present<text:s/>the<text:s/>underground<text:s/>dispersal<text:s/>projects<text:s/>as<text:s/>a<text:s/>whole.<text:s/>The<text:s/>Luftwaffe<text:s/>was<text:s/>intimately<text:s/>involved<text:s/>in<text:s/>the<text:s/>building<text:s/>of<text:s/>underground<text:s/>factories,<text:s/>not<text:s/>only<text:s/>because<text:s/>they<text:s/>participated<text:s/>in<text:s/>the<text:s/>organization,<text:s/>staffing<text:s/>and<text:s/>oversight<text:s/>of<text:s/>many<text:s/>of<text:s/>the<text:s/>projects,<text:s/>but<text:s/>because<text:s/>their<text:s/>airplanes,<text:s/>fuel,<text:s/>and<text:s/>spare<text:s/>parts<text:s/>were<text:s/>to<text:s/>be<text:s/>built<text:s/>there.<text:s/>Uziel<text:s/>describes<text:s/>with<text:s/>clarity<text:s/>the<text:s/>often<text:s/>confusing<text:s/>national<text:s/>organizational<text:s/>structure<text:s/>that<text:s/>existed<text:s/>to<text:s/>move<text:s/>airplane<text:s/>manufacturing<text:s/>to<text:s/>underground<text:s/>locations.<text:s/>Using<text:s/>sources<text:s/>from<text:s/>the<text:s/>Bundesarchiv<text:s/>as<text:s/>well<text:s/>as<text:s/>captured<text:s/>documents<text:s/>in<text:s/>the<text:s/>US<text:s/>National<text:s/>Archives,<text:s/>Uziel<text:s/>is<text:s/>able<text:s/>to<text:s/>piece<text:s/>together<text:s/>the<text:s/>many<text:s/>issues<text:s/>between<text:s/>the<text:s/>competing<text:s/>interest<text:s/>groups<text:s/>between<text:s/>Göring,<text:s/>Speer<text:s/>and<text:s/>Himmler,<text:s/>which<text:s/>resulted<text:s/>in<text:s/>the<text:s/>formation<text:s/>of<text:s/>the<text:s/>Jägerstab,<text:s/>a<text:s/>short-term<text:s/>committee<text:s/>which<text:s/>included<text:s/>a<text:s/>combination<text:s/>of<text:s/>efforts<text:s/>by<text:s/>the<text:s/>Reich<text:s/>Air<text:s/>Ministry<text:s/>and<text:s/>the<text:s/>Reich<text:s/>Ministry<text:s/>for<text:s/>Armaments<text:s/>and<text:s/>War<text:s/>Production<text:s/>to<text:s/>increase<text:s/>production<text:s/>and<text:s/>relocate<text:s/>factories<text:s/>to<text:s/>underground<text:s/>locations<text:s/>bypassing<text:s/>bureaucratic<text:s/>red-tape<text:s/>by<text:s/>allowing<text:s/>their<text:s/>orders<text:s/>to<text:s/>go<text:s/>through<text:s/>immediately.<text:s/></text:span></text:p>
      <text:p text:style-name="P18"><text:span text:style-name="T18_1"><text:tab/>Claus<text:s/>Reuter’s,<text:s/></text:span><text:span text:style-name="T18_2">Reimahg,<text:s/>from<text:s/>Sandpit<text:s/>to<text:s/>Armament<text:s/>Factory:<text:s/>History<text:s/>of<text:s/>Hitler’s<text:s/>Secret<text:s/>Underground<text:s/>Factory:<text:s/>with<text:s/>a<text:s/>Short<text:s/>History<text:s/>of<text:s/>the<text:s/>Me<text:s/>262<text:s/>and<text:s/>Fw<text:s/>190</text:span><text:span text:style-name="T18_3"><text:s/>(S.l.:<text:s/>s.n.,<text:s/>1998),<text:s/>is<text:s/>the<text:s/>oldest<text:s/>English<text:s/>text<text:s/>on<text:s/>one<text:s/>of<text:s/>the<text:s/>underground<text:s/>dispersal<text:s/>projects,<text:s/>but<text:s/>is,<text:s/>in<text:s/>my<text:s/>opinion,<text:s/>very<text:s/>poorly<text:s/>written.<text:s/>The<text:s/>book<text:s/>seems<text:s/>to<text:s/>consist<text:s/>of<text:s/>a<text:s/>jumble<text:s/>of<text:s/>thoughts,<text:s/>rather<text:s/>than<text:s/>a<text:s/>coherent<text:s/>narrative<text:s/>on<text:s/>the<text:s/>underground<text:s/>project,<text:s/>and<text:s/>includes<text:s/>many<text:s/>grammatically<text:s/>incorrect<text:s/>sentences,<text:s/>and<text:s/>a<text:s/>touch<text:s/>of<text:s/>historicism,<text:s/>leaving<text:s/>the<text:s/>impression<text:s/>that<text:s/>this<text:s/>work<text:s/>was<text:s/>quickly<text:s/>done<text:s/>and<text:s/>in<text:s/>no<text:s/>way<text:s/>edited<text:s/>or<text:s/>reviewed.<text:s/>Reuter<text:s/>also<text:s/>is<text:s/>unnecessarily<text:s/>negative<text:s/>towards<text:s/>other<text:s/>historians<text:s/>and<text:s/>their<text:s/>methodology<text:s/>and<text:s/>results.<text:s/>Whereas<text:s/>this<text:s/>can<text:s/>be<text:s/>helpful<text:s/>in<text:s/>showing<text:s/>the<text:s/>weaknesses<text:s/>of<text:s/>an<text:s/>argument<text:s/>or<text:s/>lack<text:s/>of<text:s/>research<text:s/>in<text:s/>order<text:s/>to<text:s/>build<text:s/>a<text:s/>stronger<text:s/>understanding<text:s/>of<text:s/>an<text:s/>issue,<text:s/>Reuter<text:s/>seems<text:s/>to<text:s/>throw<text:s/>around<text:s/>insults<text:s/>just<text:s/>to<text:s/>show<text:s/>how<text:s/>much<text:s/>more<text:s/>he<text:s/>knows<text:s/>than<text:s/>other<text:s/>historians.<text:s/></text:span></text:p>
      <text:p text:style-name="P19"><text:span text:style-name="T19_1"><text:tab/>In<text:s/>perhaps<text:s/>his<text:s/>most<text:s/>egregious<text:s/>error<text:s/>of<text:s/>hypocrisy,<text:s/>Reuter<text:s/>closes<text:s/>with<text:s/>the<text:s/>argument<text:s/>that<text:s/>there<text:s/>should<text:s/>be<text:s/>a<text:s/>monument,<text:s/>complete<text:s/>with<text:s/>kid-friendly<text:s/>museum,<text:s/>constructed<text:s/>near<text:s/>the<text:s/>Reimahg<text:s/>underground<text:s/>site<text:s/>to<text:s/>show<text:s/>off<text:s/>just<text:s/>the<text:s/>many<text:s/>technical<text:s/>advances<text:s/>and<text:s/>achievements<text:s/>accomplished<text:s/>in<text:s/>building<text:s/>this<text:s/>underground<text:s/>project.<text:s/>Preceding<text:s/>this<text:s/>suggestion,<text:s/>Reuter<text:s/>spent<text:s/>several<text:s/>pages<text:s/>decrying<text:s/>the<text:s/>inhumanity<text:s/>and<text:s/>moral<text:s/>degeneracy<text:s/>of<text:s/>those<text:s/>who<text:s/>forget<text:s/>the<text:s/>“real<text:s/>history<text:s/>of<text:s/>what<text:s/>happened,”<text:s/>and<text:s/>of<text:s/>“those<text:s/>who<text:s/>committed<text:s/>crimes.”<text:s/>Such<text:s/>a<text:s/>museum<text:s/>would<text:s/>seemingly<text:s/>ignore<text:s/>all<text:s/>of<text:s/>the<text:s/>slave<text:s/>laborers<text:s/>that<text:s/>lost<text:s/>their<text:s/>freedom<text:s/>and<text:s/>lives<text:s/>in<text:s/>favor<text:s/>of<text:s/>technology.<text:s/>One<text:s/>interesting<text:s/>observation<text:s/>in<text:s/>his<text:s/>rant<text:s/>against<text:s/>the<text:s/>Allied<text:s/>bombing<text:s/>strategy<text:s/>was<text:s/>that<text:s/>the<text:s/>British<text:s/>ended<text:s/>up<text:s/>killing<text:s/>more<text:s/>German<text:s/>civilians<text:s/>in<text:s/>just<text:s/>the<text:s/>bombing<text:s/>of<text:s/>Dresden<text:s/>than<text:s/>the<text:s/>Germans<text:s/>killed<text:s/>British<text:s/>citizens<text:s/>in<text:s/>all<text:s/>of<text:s/>their<text:s/>bombing<text:s/>raids<text:s/>on<text:s/>all<text:s/>of<text:s/>Britain.</text:span></text:p>
      <text:p text:style-name="P20"><text:span text:style-name="T20_1"><text:tab/>A<text:s/>more<text:s/>scholarly<text:s/>work<text:s/>in<text:s/>English<text:s/>is<text:s/></text:span><text:span text:style-name="T20_2">St.<text:s/>Georgen<text:s/>-<text:s/>Gusen<text:s/>-<text:s/>Mauthausen:<text:s/>Concentration<text:s/>Camp<text:s/>Mauthausen<text:s/>Reconsidered</text:span><text:span text:style-name="T20_3">,<text:s/>by<text:s/>multiple<text:s/>authors</text:span><text:span text:style-name="T20_4"><text:note text:note-class="footnote"><text:note-citation/><text:note-body><text:p text:style-name="P21"><text:span text:style-name="T21_1"><text:s/></text:span><text:span text:style-name="T21_2">{<text:s/>|<text:s/>Haunschmied,<text:s/>et<text:s/>al.,<text:s/>2007<text:s/>|<text:s/>|<text:s/>|zu:312:7QDUF7JI}</text:span></text:p></text:note-body></text:note></text:span><text:span text:style-name="T21_3"><text:s/>including<text:s/>a<text:s/>survivor<text:s/>of<text:s/>the<text:s/>concentration<text:s/>camp.<text:s/>This<text:s/>work<text:s/>takes<text:s/>a<text:s/>much<text:s/>more<text:s/>objective<text:s/>historical<text:s/>approach<text:s/>in<text:s/>the<text:s/>research<text:s/>and<text:s/>includes<text:s/>numerous<text:s/>sources<text:s/>previously<text:s/>unpublished.<text:s/>Along<text:s/>with<text:s/>narrating<text:s/>the<text:s/>history<text:s/>of<text:s/>the<text:s/>concentration<text:s/>camp<text:s/>and<text:s/>projects<text:s/>at<text:s/>Gusen,<text:s/>Austria<text:s/>and<text:s/>the<text:s/>relationship<text:s/>to<text:s/>the<text:s/>more<text:s/>well<text:s/>known<text:s/>Mauthausen,<text:s/>the<text:s/>authors<text:s/>argue<text:s/>that<text:s/>the<text:s/>concentration<text:s/>camp<text:s/>at<text:s/>Gusen<text:s/>was<text:s/>in<text:s/>fact<text:s/>larger<text:s/>than<text:s/>the<text:s/>project<text:s/>at<text:s/>Mauthausen,<text:s/>and<text:s/>was<text:s/>for<text:s/>all<text:s/>intents<text:s/>and<text:s/>purposes<text:s/>an<text:s/>independent<text:s/>camp,<text:s/>not<text:s/>a<text:s/>sub-camp<text:s/>of<text:s/>the<text:s/>St.<text:s/>Georgen-Gusen-Mauthausen<text:s/>complex,<text:s/>as<text:s/>had<text:s/>previously<text:s/>been<text:s/>believed.<text:s/>By<text:s/>uncovering<text:s/>the<text:s/>true<text:s/>nature<text:s/>of<text:s/>the<text:s/>Gusen<text:s/>camp,<text:s/>the<text:s/>authors<text:s/>hope<text:s/>to<text:s/>fill<text:s/>in<text:s/>aspects<text:s/>of<text:s/>the<text:s/>still<text:s/>incomplete<text:s/>historical<text:s/>narrative<text:s/>and<text:s/>provide<text:s/>a<text:s/>groundwork<text:s/>for<text:s/>future<text:s/>historians<text:s/>to<text:s/>more<text:s/>easily<text:s/>understand<text:s/>the<text:s/>“function<text:s/>and<text:s/>operation<text:s/>of<text:s/>Concentration<text:s/>Camp<text:s/>‘Mauthausen’<text:s/>as<text:s/>the<text:s/>trifurcated<text:s/>system<text:s/>of<text:s/>the<text:s/>two<text:s/>concentration<text:s/>camps<text:s/>at<text:s/>Gusen<text:s/>and<text:s/>Mauthausen<text:s/>with<text:s/>infrastructure<text:s/>and<text:s/>administrational<text:s/>headquarters<text:s/>at<text:s/>St.<text:s/>Georgen/Gusen.”</text:span><text:span text:style-name="T21_4"><text:note text:note-class="footnote"><text:note-citation/><text:note-body><text:p text:style-name="P22"><text:span text:style-name="T22_1"><text:s/></text:span><text:span text:style-name="T22_2">{<text:s/>|<text:s/>Haunschmied,<text:s/>et<text:s/>al.,<text:s/>2007<text:s/>|<text:s/>p.<text:s/>14<text:s/>|<text:s/>|zu:312:7QDUF7JI}</text:span></text:p></text:note-body></text:note></text:span><text:span text:style-name="T22_3"><text:s/>The<text:s/>work<text:s/>also<text:s/>serves<text:s/>as<text:s/>a<text:s/>cipher<text:s/>to<text:s/>the<text:s/>many<text:s/>complex<text:s/>code<text:s/>names<text:s/>used<text:s/>to<text:s/>keep<text:s/>the<text:s/>project<text:s/>secret<text:s/>from<text:s/>the<text:s/>public<text:s/>and<text:s/>the<text:s/>enemy.</text:span></text:p>
      <text:p text:style-name="P23"><text:span text:style-name="T23_1"><text:tab/>One<text:s/>argument<text:s/>that<text:s/>the<text:s/>authors<text:s/>make<text:s/>early<text:s/>on,<text:s/>is<text:s/>that<text:s/>the<text:s/>use<text:s/>of<text:s/>forced<text:s/>laborers<text:s/>served<text:s/>the<text:s/>dual<text:s/>and<text:s/>complimentary<text:s/>purpose<text:s/>of<text:s/>ridding<text:s/>the<text:s/>Nazi<text:s/>party<text:s/>of<text:s/>political<text:s/>enemies<text:s/>and<text:s/>what<text:s/>they<text:s/>believed<text:s/>to<text:s/>be<text:s/>racially<text:s/>impure<text:s/>people<text:s/>while<text:s/>simultaneously<text:s/>rebuilding<text:s/>the<text:s/>physical<text:s/>world<text:s/>to<text:s/>their<text:s/>design.<text:s/>In<text:s/>the<text:s/>early<text:s/>days<text:s/>after<text:s/>the<text:s/>Anschluss<text:s/>in<text:s/>Austria,<text:s/>write<text:s/>the<text:s/>authors,<text:s/>Himmler<text:s/>was<text:s/>already<text:s/>making<text:s/>visits<text:s/>to<text:s/>project<text:s/>sites<text:s/>in<text:s/>Mauthausen<text:s/>and<text:s/>Gusen<text:s/>to<text:s/>assess<text:s/>the<text:s/>availability,<text:s/>quality,<text:s/>and<text:s/>quantity<text:s/>of<text:s/>resources<text:s/>(stone,<text:s/>sand,<text:s/>space<text:s/>for<text:s/>laborers,<text:s/>and<text:s/>so<text:s/>forth)<text:s/>to<text:s/>enact<text:s/>the<text:s/>already<text:s/>long<text:s/>held<text:s/>business<text:s/>and<text:s/>building<text:s/>plans<text:s/>of<text:s/>the<text:s/>Waffen<text:s/>SS.<text:s/>Relying<text:s/>on<text:s/>works<text:s/>by<text:s/>Jochen<text:s/>Thies<text:s/>and<text:s/>Michael<text:s/>Thad<text:s/>Allen,<text:s/>the<text:s/>authors<text:s/>show<text:s/>that<text:s/>plans<text:s/>to<text:s/>remake<text:s/>and<text:s/>redevelop<text:s/>several<text:s/>cities<text:s/>in<text:s/>the<text:s/>Reich<text:s/>were<text:s/>in<text:s/>place<text:s/>as<text:s/>early<text:s/>as<text:s/>1925,<text:s/>and<text:s/>that<text:s/>business<text:s/>and<text:s/>economics<text:s/>were<text:s/>as<text:s/>much<text:s/>a<text:s/>part<text:s/>of<text:s/>the<text:s/>decision<text:s/>to<text:s/>enslave<text:s/>political<text:s/>dissidents<text:s/>and<text:s/>the<text:s/>“racially<text:s/>impure”<text:s/>as<text:s/>was<text:s/>the<text:s/>desire<text:s/>to<text:s/>simply<text:s/>remove<text:s/>them<text:s/>from<text:s/>the<text:s/>world.</text:span><text:span text:style-name="T23_2"><text:note text:note-class="footnote"><text:note-citation/><text:note-body><text:p text:style-name="P24"><text:span text:style-name="T24_1"><text:s/></text:span><text:span text:style-name="T24_2">{<text:s/>|<text:s/>Haunschmied,<text:s/>et<text:s/>al.,<text:s/>2007<text:s/>|<text:s/>p.<text:s/>45-48<text:s/>|<text:s/>|zu:312:7QDUF7JI}</text:span></text:p></text:note-body></text:note></text:span><text:span text:style-name="T24_3"><text:s/>They<text:s/>argue<text:s/>that<text:s/>the<text:s/>Holocaust<text:s/>was<text:s/>just<text:s/>as<text:s/>much<text:s/>an<text:s/>affect<text:s/>of<text:s/>anti-Semitism<text:s/>and<text:s/>official<text:s/>persecution<text:s/>of<text:s/>those<text:s/>not<text:s/>of<text:s/>the<text:s/>“master<text:s/>race”<text:s/>as<text:s/>it<text:s/>was<text:s/>the<text:s/>economic<text:s/>and<text:s/>business<text:s/>plan<text:s/>laid<text:s/>out<text:s/>in<text:s/>order<text:s/>to<text:s/>fulfill<text:s/>desires<text:s/>to<text:s/>rebuild<text:s/>the<text:s/>Reich<text:s/>to<text:s/>the<text:s/>plans<text:s/>of<text:s/>a<text:s/>massively<text:s/>demented<text:s/>Hitler<text:s/>(himself<text:s/>a<text:s/>failed<text:s/>architect).<text:s/></text:span></text:p>
      <text:p text:style-name="P25"><text:span text:style-name="T25_1"><text:tab/>In<text:s/>order<text:s/>to<text:s/>create<text:s/>an<text:s/>economically<text:s/>independent<text:s/>Waffen<text:s/>SS,<text:s/>as<text:s/>Himmler<text:s/>desired<text:s/>even<text:s/>in<text:s/>the<text:s/>early<text:s/>days<text:s/>of<text:s/>the<text:s/>Reich,<text:s/>he<text:s/>would<text:s/>need<text:s/>a<text:s/>large<text:s/>and<text:s/>inexpensive<text:s/>labor<text:s/>force.<text:s/>Racial<text:s/>ideology<text:s/>provided<text:s/>the<text:s/>(warped)<text:s/>logic<text:s/>to<text:s/>satisfy<text:s/>the<text:s/>need<text:s/>by<text:s/>claiming<text:s/>a<text:s/>large<text:s/>portion<text:s/>of<text:s/>the<text:s/>European<text:s/>population<text:s/>as<text:s/>less<text:s/>than<text:s/>human,<text:s/>and<text:s/>therefore<text:s/>appropriate<text:s/>for<text:s/>enslavement,<text:s/>thus<text:s/>providing<text:s/>a<text:s/>large<text:s/>and<text:s/>relatively<text:s/>free<text:s/>labor<text:s/>source.</text:span><text:span text:style-name="T25_2"><text:note text:note-class="footnote"><text:note-citation/><text:note-body><text:p text:style-name="P26"><text:span text:style-name="T26_1"><text:s/></text:span><text:span text:style-name="T26_2">{<text:s/>|<text:s/>Haunschmied,<text:s/>et<text:s/>al.,<text:s/>2007<text:s/>|<text:s/>p.<text:s/>47<text:s/>|<text:s/>|zu:312:7QDUF7JI}</text:span></text:p></text:note-body></text:note></text:span><text:span text:style-name="T26_3"><text:s/>The<text:s/>authors<text:s/>argue<text:s/>that<text:s/>one<text:s/>of<text:s/>the<text:s/>motivating<text:s/>factors<text:s/>for<text:s/>the<text:s/>mass<text:s/>murder<text:s/>of<text:s/>Jews<text:s/>and<text:s/>others<text:s/>was<text:s/>not<text:s/>only<text:s/>because<text:s/>of<text:s/>their<text:s/>belief<text:s/>that<text:s/>these<text:s/>people<text:s/>were<text:s/>of<text:s/>inferior<text:s/>race,<text:s/>but<text:s/>because<text:s/>they<text:s/>were<text:s/>needed<text:s/>as<text:s/>a<text:s/>labor<text:s/>force<text:s/>to<text:s/>build<text:s/>the<text:s/>new<text:s/>Reich<text:s/>in<text:s/>the<text:s/>format<text:s/>designed<text:s/>by<text:s/>a<text:s/>crazed<text:s/>Hitler.<text:s/>Nazi<text:s/>leaders<text:s/>realized<text:s/>that<text:s/>the<text:s/>current<text:s/>capitalist<text:s/>model<text:s/>of<text:s/>business<text:s/>was<text:s/>not<text:s/>going<text:s/>to<text:s/>supply<text:s/>them<text:s/>with<text:s/>the<text:s/>manpower<text:s/>to<text:s/>win<text:s/>the<text:s/>war<text:s/>nor<text:s/>rebuild<text:s/>the<text:s/>cities<text:s/>in<text:s/>the<text:s/>length<text:s/>of<text:s/>time<text:s/>they<text:s/>wanted.<text:s/>They<text:s/>needed<text:s/>to<text:s/>abandon<text:s/>capitalism<text:s/>and<text:s/>devolve<text:s/>to<text:s/>fascism<text:s/>and<text:s/>the<text:s/>use<text:s/>of<text:s/>slave<text:s/>labor.<text:s/>The<text:s/>obvious<text:s/>flaw<text:s/>in<text:s/>their<text:s/>theory,<text:s/>which<text:s/>may<text:s/>be<text:s/>explained<text:s/>by<text:s/>the<text:s/>shortsighted<text:s/>and<text:s/>hate-filled<text:s/>missteps<text:s/>of<text:s/>those<text:s/>enacting<text:s/>the<text:s/>plan,<text:s/>was<text:s/>the<text:s/>abuse<text:s/>and<text:s/>misuse<text:s/>of<text:s/>their<text:s/>labor<text:s/>force.<text:s/>More<text:s/>cost<text:s/>effective<text:s/>and<text:s/>economically<text:s/>sound<text:s/>would<text:s/>have<text:s/>been<text:s/>to<text:s/>cultivate<text:s/>a<text:s/>slave<text:s/>labor<text:s/>force<text:s/>(much<text:s/>as<text:s/>the<text:s/>Egyptians<text:s/>did<text:s/>the<text:s/>Hebrews)<text:s/>rather<text:s/>than<text:s/>terminally<text:s/>abuse<text:s/>them<text:s/>(as<text:s/>did<text:s/>the<text:s/>Roman<text:s/>Empire).<text:s/>In<text:s/>other<text:s/>words,<text:s/>it<text:s/>would<text:s/>have<text:s/>been<text:s/>economically<text:s/>better<text:s/>to<text:s/>let<text:s/>the<text:s/>population<text:s/>of<text:s/>potential<text:s/>slaves<text:s/>increase<text:s/>rather<text:s/>than<text:s/>kill<text:s/>them<text:s/>all<text:s/>off.<text:s/>But<text:s/>again,<text:s/>the<text:s/>Romans<text:s/>had<text:s/>the<text:s/>same<text:s/>problem.<text:s/>The<text:s/>life<text:s/>expectancy<text:s/>of<text:s/>a<text:s/>slave<text:s/>was<text:s/>such<text:s/>that<text:s/>there<text:s/>was<text:s/>always<text:s/>a<text:s/>need<text:s/>for<text:s/>more<text:s/>slaves.<text:s/>The<text:s/>slave<text:s/>population<text:s/>did<text:s/>not<text:s/>regenerate<text:s/>itself<text:s/>faster<text:s/>than<text:s/>they<text:s/>were<text:s/>killed<text:s/>off.<text:s/>It<text:s/>was<text:s/>a<text:s/>declining<text:s/>population.<text:s/>Thus<text:s/>the<text:s/>need<text:s/>for<text:s/>Romans<text:s/>to<text:s/>conquer<text:s/>more<text:s/>lands<text:s/>to<text:s/>get<text:s/>more<text:s/>slaves.<text:s/>Perhaps<text:s/>this<text:s/>was<text:s/>one<text:s/>of<text:s/>the<text:s/>driving<text:s/>forces<text:s/>pushing<text:s/>Nazi<text:s/>leadership’s<text:s/>desire<text:s/>to<text:s/>expand<text:s/>as<text:s/>well.<text:s/>The<text:s/>Nazi<text:s/>policy<text:s/>of<text:s/>forced<text:s/>labor<text:s/>is<text:s/>summed<text:s/>up<text:s/>succinctly<text:s/>by<text:s/>historian<text:s/>Rainer<text:s/>Fröbe<text:s/>who<text:s/>writes<text:s/>that<text:s/>concentration<text:s/>camps<text:s/>were<text:s/>set<text:s/>up<text:s/>to<text:s/>provide<text:s/>destruction<text:s/>through<text:s/>labor<text:s/>(</text:span><text:span text:style-name="T26_4">Vernichtung<text:s/>durch<text:s/>Arbeit</text:span><text:span text:style-name="T26_5">),<text:s/>as<text:s/>opposed<text:s/>to<text:s/>work<text:s/>makes<text:s/>you<text:s/>free<text:s/>(</text:span><text:span text:style-name="T26_6">Arbeit<text:s/>macht<text:s/>Frei</text:span><text:span text:style-name="T26_7">).<text:s/></text:span></text:p>
      <text:p text:style-name="P27"><text:span text:style-name="T27_1"><text:tab/>Regardless<text:s/>of<text:s/>the<text:s/>possible<text:s/>reasons<text:s/>for<text:s/>using<text:s/>forced<text:s/>labor,<text:s/>the<text:s/>authors<text:s/>show<text:s/>that<text:s/>“murder<text:s/>would<text:s/>remain<text:s/>the<text:s/>shared<text:s/>ultimate<text:s/>goal<text:s/>of<text:s/>all<text:s/>segments<text:s/>of<text:s/>the<text:s/>SS”</text:span><text:span text:style-name="T27_2"><text:note text:note-class="footnote"><text:note-citation/><text:note-body><text:p text:style-name="P28"><text:span text:style-name="T28_1"><text:s/></text:span><text:span text:style-name="T28_2">{<text:s/>|<text:s/>Haunschmied,<text:s/>et<text:s/>al.,<text:s/>2007<text:s/>|<text:s/>p.<text:s/>49<text:s/>|<text:s/>|zu:312:7QDUF7JI}</text:span></text:p></text:note-body></text:note></text:span><text:span text:style-name="T28_3"><text:s/>as<text:s/>seen<text:s/>in<text:s/>the<text:s/>multiple<text:s/>acts<text:s/>of<text:s/>senseless<text:s/>beatings,<text:s/>malnourishment,<text:s/>in-humane<text:s/>working<text:s/>and<text:s/>living<text:s/>conditions,<text:s/>and<text:s/>every<text:s/>opportunity<text:s/>taken<text:s/>by<text:s/>SS<text:s/>guards<text:s/>to<text:s/>shoot<text:s/>concentration<text:s/>camp<text:s/>inmates.<text:s/>As<text:s/>an<text:s/>ultimate<text:s/>goal,<text:s/>the<text:s/>authors<text:s/>hope<text:s/>this<text:s/>book<text:s/>will<text:s/>bring<text:s/>to<text:s/>light<text:s/>the<text:s/>experience<text:s/>of<text:s/>thousands<text:s/>of<text:s/>individuals<text:s/>who’s<text:s/>life<text:s/>was<text:s/>extinguished<text:s/>at<text:s/>the<text:s/>Gusen<text:s/>Concentration<text:s/>Camp.</text:span></text:p>
      <text:p text:style-name="P29"><text:span text:style-name="T29_1"><text:tab/>While<text:s/>english<text:s/>scholarship<text:s/>in<text:s/>the<text:s/>area<text:s/>of<text:s/>underground<text:s/>dispersal<text:s/>projects<text:s/>is<text:s/>only<text:s/>now<text:s/>increasing,<text:s/>the<text:s/>German<text:s/>scholarship<text:s/>has<text:s/>many<text:s/>examples</text:span><text:span text:style-name="T29_2"><text:note text:note-class="footnote"><text:note-citation/><text:note-body><text:p text:style-name="P30"><text:span text:style-name="T30_1"><text:s/></text:span><text:span text:style-name="T30_2">{<text:s/>|<text:s/>Baier,<text:s/>&amp;<text:s/>Freitag,<text:s/>1996<text:s/>|<text:s/>|<text:s/>|zu:312:RV6Z8TCJ}{<text:s/>|<text:s/>Bartuschka,<text:s/>2011<text:s/>|<text:s/>|<text:s/>|zu:312:V6ACU74E}{<text:s/>|<text:s/>Bleton,<text:s/>et<text:s/>al.,<text:s/>1987<text:s/>|<text:s/>|<text:s/>|zu:312:7W2QT2EV}{<text:s/>|<text:s/>Freund,<text:s/>1989<text:s/>|<text:s/>|<text:s/>|zu:312:PIM6E39T}{<text:s/>|<text:s/>Fröbe,<text:s/>1986<text:s/>|<text:s/>|<text:s/>|zu:312:N6MBG8T7}{<text:s/>|<text:s/>Gleichmann,<text:s/>&amp;<text:s/>Bock,<text:s/>2009<text:s/>|<text:s/>|<text:s/>|zu:312:8MPJT7G8}{<text:s/>|<text:s/>Hatt,<text:s/>2005<text:s/>|<text:s/>|<text:s/>|zu:312:PWXHWZ65}{<text:s/>|<text:s/>K</text:span><text:span text:style-name="T30_3">řivský,<text:s/>1967<text:s/>|<text:s/>|<text:s/>|zu:312:D5DCEIAQ}{<text:s/>|<text:s/>Markowitsch,<text:s/>&amp;<text:s/>Zwick,<text:s/>2011<text:s/>|<text:s/>|<text:s/>|zu:312:PFDQ75AZ}{<text:s/>|<text:s/>Muller,<text:s/>1995<text:s/>|<text:s/>|<text:s/>|zu:312:2CQMGTSE}{<text:s/>|<text:s/>Ortgies,<text:s/>&amp;<text:s/>Wilm-Chemnitz,<text:s/>2001<text:s/>|<text:s/>|<text:s/>|zu:312:MSBAP6VE}{<text:s/>|<text:s/>Perz,<text:s/>1991<text:s/>|<text:s/>|<text:s/>|zu:312:8GMSUCW7}{<text:s/>|<text:s/>Reuter,<text:s/>1998<text:s/>|<text:s/>|<text:s/>|zu:312:K3HGAEIT}{<text:s/>|<text:s/>Wagner,<text:s/>&amp;<text:s/>Stiftung<text:s/>Gedenkstätten<text:s/>Buchenwald<text:s/>und<text:s/>Mittelbau-Dora,<text:s/>2001<text:s/>|<text:s/>|<text:s/>|zu:312:GB7Z5J27}</text:span></text:p></text:note-body></text:note></text:span><text:span text:style-name="T30_4"><text:s/></text:span><text:bookmark-start text:name="Works_on_Projects"/><text:span text:style-name="T30_5">which</text:span><text:bookmark-end text:name="Works_on_Projects"/><text:span text:style-name="T30_6"><text:s/>focus<text:s/>on<text:s/>individual<text:s/>projects,<text:s/>mainly<text:s/>narrating<text:s/>the<text:s/>associated<text:s/>concentration<text:s/>camp<text:s/>and<text:s/>its<text:s/>victims’<text:s/>role<text:s/>in<text:s/>creating<text:s/>the<text:s/>underground<text:s/>space<text:s/>and<text:s/>subsequent<text:s/>working<text:s/>of<text:s/>factory<text:s/>machinery.<text:s/>Most<text:s/>notable<text:s/>are<text:s/>the<text:s/>works<text:s/>by<text:s/>Jens-Christain<text:s/>Wagner,<text:s/>current<text:s/>director<text:s/>of<text:s/>the<text:s/>Mittelbau-Dora<text:s/>Concentration<text:s/>Camp<text:s/>Memorial,<text:s/>Bertrand<text:s/>Perz,<text:s/>Rainer<text:s/>Fröbe,<text:s/>and<text:s/>Christine<text:s/>Glauning.<text:s/>Many<text:s/>more<text:s/>works<text:s/>exist<text:s/>in<text:s/>Polish,<text:s/>French<text:s/>and<text:s/>Czech,<text:s/>but<text:s/>due<text:s/>to<text:s/>lack<text:s/>of<text:s/>knowledge<text:s/>of<text:s/>these<text:s/>languages<text:s/>and<text:s/>time<text:s/>constraints,<text:s/>these<text:s/>books<text:s/>can<text:s/>only<text:s/>be<text:s/>mentioned,<text:s/>and<text:s/>their<text:s/>research<text:s/>left<text:s/>uncovered.</text:span></text:p>
      <text:p text:style-name="P31"><text:span text:style-name="T31_1"><text:tab/>An<text:s/>unconventional<text:s/>source<text:s/>for<text:s/>historical<text:s/>works<text:s/>is<text:s/>found<text:s/>on<text:s/>the<text:s/>World<text:s/>Wide<text:s/>Web.<text:s/>Web<text:s/>pages<text:s/>provide<text:s/>an<text:s/>inexpensive<text:s/>and<text:s/>low<text:s/>barrier<text:s/>to<text:s/>entry<text:s/>for<text:s/>personal<text:s/>publishing.<text:s/>Many<text:s/>arguments<text:s/>exist<text:s/>about<text:s/>the<text:s/>quality<text:s/>and<text:s/>reliability<text:s/>of<text:s/>research<text:s/>presented<text:s/>on<text:s/>personal<text:s/>websites,<text:s/>forums,<text:s/>and<text:s/>publicly<text:s/>edited<text:s/>encyclopedias<text:s/>like<text:s/>http://Wikipedia.org.<text:s/>The<text:s/>existence<text:s/>of<text:s/>many<text:s/>websites<text:s/>about<text:s/>underground<text:s/>dispersal<text:s/>projects<text:s/>is<text:s/>proof<text:s/>that<text:s/>there<text:s/>is<text:s/>interest<text:s/>among<text:s/>the<text:s/>general<text:s/>public<text:s/>about<text:s/>such<text:s/>a<text:s/>topic.<text:s/>In<text:s/>particular,<text:s/>this<text:s/>research<text:s/>notes<text:s/>four<text:s/>websites<text:s/>with<text:s/>content<text:s/>specifically<text:s/>revolving<text:s/>around<text:s/>the<text:s/>tunnel<text:s/>projects<text:s/>at<text:s/>Porta<text:s/>Westfalica.</text:span><text:span text:style-name="T31_2"><text:note text:note-class="footnote"><text:note-citation/><text:note-body><text:p text:style-name="P32"><text:span text:style-name="T32_1"><text:s/></text:span><text:span text:style-name="T32_2">1.<text:s/>http://www.u-verlagerungen.portaforum.de/index.html</text:span></text:p><text:p text:style-name="P33"><text:span text:style-name="T33_1">2.<text:s/>http://forum.portaforum.de/</text:span></text:p><text:p text:style-name="P34"><text:span text:style-name="T34_1">3.<text:s/>http://www.porta.bergmann82.de/</text:span></text:p><text:p text:style-name="P35"><text:span text:style-name="T35_1">4.<text:s/>http://www.gedenkstaette-porta.de</text:span></text:p></text:note-body></text:note></text:span><text:span text:style-name="T35_2"><text:s/></text:span><text:bookmark-start text:name="Websites_on_Projects"/><text:span text:style-name="T35_3">Many</text:span><text:bookmark-end text:name="Websites_on_Projects"/><text:span text:style-name="T35_4"><text:s/>other<text:s/>websites<text:s/>provide<text:s/>information<text:s/>regarding<text:s/>other<text:s/>dispersal<text:s/>projects,<text:s/>both<text:s/>from<text:s/>an<text:s/>individual<text:s/>or<text:s/>group<text:s/>effort<text:s/>at<text:s/>an<text:s/>amateur<text:s/>level,<text:s/>as<text:s/>well<text:s/>as<text:s/>professional<text:s/>sites<text:s/>run<text:s/>by<text:s/>memorial<text:s/>groups<text:s/>located<text:s/>at<text:s/>project<text:s/>sites.<text:s/>Pages<text:s/>on<text:s/>city<text:s/>and<text:s/>county<text:s/>websites<text:s/>that<text:s/>address<text:s/>their<text:s/>history<text:s/>of<text:s/>concentration<text:s/>camps<text:s/>and<text:s/>tunnel<text:s/>sites<text:s/>are<text:s/>also<text:s/>of<text:s/>interest.</text:span></text:p>
      <text:p text:style-name="P36"><text:span text:style-name="T36_1"><text:tab/></text:span><text:bookmark-start text:name="Works_about_Porta_Westfalica"/><text:span text:style-name="T36_2">Only<text:s/>two</text:span><text:bookmark-end text:name="Works_about_Porta_Westfalica"/><text:span text:style-name="T36_3"><text:s/>scholarly<text:s/>works<text:s/>have<text:s/>been<text:s/>written<text:s/>about<text:s/>the<text:s/>dispersal<text:s/>project<text:s/>and<text:s/>concentration<text:s/>camps<text:s/>at<text:s/>Porta<text:s/>Westfalica.<text:s/>A<text:s/>dissertation<text:s/>in<text:s/>1984<text:s/>written<text:s/>by<text:s/>Reinhold<text:s/>Blanke-Bohne<text:s/>at<text:s/>the<text:s/>University<text:s/>of<text:s/>Bremen</text:span><text:span text:style-name="T36_4"><text:note text:note-class="footnote"><text:note-citation/><text:note-body><text:p text:style-name="P37"><text:span text:style-name="T37_1"><text:s/></text:span><text:span text:style-name="T37_2">{<text:s/>|<text:s/>Blanke-Bohne,<text:s/>1984<text:s/>|<text:s/>|<text:s/>|zu:312:KMQEIBUN}</text:span></text:p></text:note-body></text:note></text:span><text:span text:style-name="T37_3">,<text:s/></text:span><text:span text:style-name="T37_4">Die<text:s/>unterirdische<text:s/>Verlagerung<text:s/>von<text:s/>Rüstungsbetrieben<text:s/>und<text:s/>die<text:s/>Außenlager<text:s/>des<text:s/>KZ<text:s/>Neuengamme<text:s/>in<text:s/>Porta<text:s/>Westfalica<text:s/>bei<text:s/>Minden</text:span><text:span text:style-name="T37_5">,<text:s/>provides<text:s/>a<text:s/>scaffold<text:s/>upon<text:s/>which<text:s/>to<text:s/>build<text:s/>the<text:s/>chapters<text:s/>describing<text:s/>the<text:s/>creation<text:s/>of<text:s/>the<text:s/>tunnel<text:s/>project<text:s/>at<text:s/>Porta<text:s/>Westfalica.<text:s/>Other<text:s/>research<text:s/>has<text:s/>been<text:s/>published<text:s/>by<text:s/>Rainer<text:s/>Fröbe,</text:span><text:span text:style-name="T37_6"><text:note text:note-class="footnote"><text:note-citation/><text:note-body><text:p text:style-name="P38"><text:span text:style-name="T38_1"><text:s/></text:span><text:span text:style-name="T38_2">{<text:s/>|<text:s/>Fröbe,<text:s/>1984<text:s/>|<text:s/>|<text:s/>|zu:312:SMU2MAR9}{<text:s/>|<text:s/>Fröbe,<text:s/>1986<text:s/>|<text:s/>|<text:s/>|zu:312:N6MBG8T7}{<text:s/>|<text:s/>Fröbe,<text:s/>1991<text:s/>|<text:s/>|<text:s/>|zu:312:KUTGF4TV}</text:span></text:p></text:note-body></text:note></text:span><text:span text:style-name="T38_3"><text:s/>most<text:s/>notably<text:s/>his<text:s/></text:span><text:span text:style-name="T38_4">“Vernichtung<text:s/>durch<text:s/>Arbeit”?:<text:s/>KZ-Häftlinge<text:s/>in<text:s/>Rüstungsbetrieben<text:s/>an<text:s/>der<text:s/>Porta<text:s/>Westfalica<text:s/>in<text:s/>den<text:s/>letzten<text:s/>Monaten<text:s/>des<text:s/>Zweiten<text:s/>Weltkriegs</text:span><text:span text:style-name="T38_5">.<text:s/>A<text:s/>masters<text:s/>thesis<text:s/>by<text:s/>Thomas<text:s/>Lange<text:s/>also<text:s/>exists.</text:span><text:span text:style-name="T38_6"><text:note text:note-class="footnote"><text:note-citation/><text:note-body><text:p text:style-name="P39"><text:span text:style-name="T39_1"><text:s/></text:span><text:span text:style-name="T39_2">{<text:s/>|<text:s/>Lange,<text:s/>2006<text:s/>|<text:s/>|<text:s/>|zu:312:P8XMRSN9}<text:s/>Thank<text:s/>you<text:s/>Thomas<text:s/>for<text:s/>the<text:s/>nice<text:s/>copy<text:s/>of<text:s/>the<text:s/>thesis.</text:span></text:p></text:note-body></text:note></text:span><text:span text:style-name="T39_3"><text:s/>Books<text:s/>by<text:s/>Jochen<text:s/>Bergmann,<text:s/>who<text:s/>writes<text:s/>with<text:s/>the<text:s/>intent<text:s/>to<text:s/>prove<text:s/>the<text:s/>Nazis<text:s/>were<text:s/>involved<text:s/>in<text:s/>creating<text:s/>perpetual<text:s/>energy<text:s/>devices,<text:s/>atomic<text:s/>weapons,<text:s/>and<text:s/>other<text:s/>implausible<text:s/>and<text:s/>fantastical<text:s/>creations,<text:s/>are<text:s/>tangentially<text:s/>important.<text:s/>The<text:s/>only<text:s/>real<text:s/>scholarly<text:s/>benefit<text:s/>of<text:s/>Bergmann’s<text:s/>books<text:s/>are<text:s/>the<text:s/>color<text:s/>photographs<text:s/>of<text:s/>the<text:s/>tunnel<text:s/>systems<text:s/>which<text:s/>he<text:s/>visited<text:s/>in<text:s/>the<text:s/>1980s.</text:span><text:span text:style-name="T39_4"><text:note text:note-class="footnote"><text:note-citation/><text:note-body><text:p text:style-name="P40"><text:span text:style-name="T40_1"><text:s/></text:span><text:span text:style-name="T40_2">{<text:s/>|<text:s/>Bergmann,<text:s/>2009<text:s/>|<text:s/>|<text:s/>|zu:312:DHMN8K4I}{<text:s/>|<text:s/>Bergmann,<text:s/>2011<text:s/>|<text:s/>|<text:s/>|zu:312:84JAG75W}</text:span></text:p></text:note-body></text:note></text:span></text:p>
      <text:p text:style-name="P41"><text:span text:style-name="T41_1"><text:tab/>Several<text:s/>books<text:s/>written<text:s/>by<text:s/>survivors<text:s/>of<text:s/>the<text:s/>concentration<text:s/>camps<text:s/>at<text:s/>Porta<text:s/>Westfalica<text:s/>are<text:s/>used<text:s/>in<text:s/>this<text:s/>research.<text:s/></text:span><text:span text:style-name="T41_2">“Das<text:s/>Leben<text:s/>ist<text:s/>schön!”:<text:s/>Uberlebensstrategien<text:s/>eines<text:s/>Häftlings<text:s/>im<text:s/>KZ<text:s/>Porta</text:span><text:span text:style-name="T41_3"><text:s/>by<text:s/>Pierre<text:s/>Bleton,<text:s/>provides<text:s/>the<text:s/>earliest<text:s/>published<text:s/>account<text:s/>of<text:s/>inmate<text:s/>life<text:s/>in<text:s/>Porta’s<text:s/>concentration<text:s/>camp.<text:s/>The<text:s/>first<text:s/>and<text:s/>most<text:s/>immediate<text:s/>benefit<text:s/>of<text:s/>this<text:s/>work<text:s/>is<text:s/>the<text:s/>very<text:s/>brief,<text:s/>introductory<text:s/>explanation<text:s/>of<text:s/>the<text:s/>camps<text:s/>and<text:s/>tunnel<text:s/>projects<text:s/>at<text:s/>Porta<text:s/>Westfalica,<text:s/>which<text:s/>describe<text:s/>the<text:s/>location<text:s/>of<text:s/>the<text:s/>concentration<text:s/>camps<text:s/>and<text:s/>project<text:s/>sites,<text:s/>the<text:s/>type<text:s/>of<text:s/>work<text:s/>carried<text:s/>out<text:s/>by<text:s/>the<text:s/>laborers,<text:s/>the<text:s/>number<text:s/>of<text:s/>inmates,<text:s/>and<text:s/>the<text:s/>companies<text:s/>that<text:s/>were<text:s/>supposed<text:s/>to<text:s/>occupy<text:s/>the<text:s/>underground<text:s/>factories<text:s/>when<text:s/>completed.<text:s/>This<text:s/>memoir<text:s/>of<text:s/>Pierre<text:s/>Bleton<text:s/>is<text:s/>an<text:s/>extraction<text:s/>and<text:s/>translation<text:s/>from<text:s/>Bleton’s<text:s/>complete<text:s/>memoir<text:s/>in<text:s/>French,<text:s/>which<text:s/>covers<text:s/>his<text:s/>entire<text:s/>experiences<text:s/>in<text:s/>the<text:s/>various<text:s/>concentration<text:s/>camps<text:s/>throughout<text:s/>the<text:s/>war<text:s/>time.<text:s/></text:span></text:p>
      <text:p text:style-name="P42"><text:span text:style-name="T42_1"><text:tab/>This<text:s/>work<text:s/>was<text:s/>the<text:s/>product<text:s/>of<text:s/>seven<text:s/>students<text:s/>and<text:s/>their<text:s/>teacher<text:s/>at<text:s/>the<text:s/>Municipal<text:s/>High<text:s/>School<text:s/>Porta<text:s/>Westfalica<text:s/>as<text:s/>an<text:s/>entry<text:s/>in<text:s/>the<text:s/>national<text:s/>school<text:s/>competition<text:s/>for<text:s/>civic<text:s/>education.<text:s/>Work<text:s/>on<text:s/>the<text:s/>text<text:s/>was<text:s/>followed<text:s/>by<text:s/>articles<text:s/>in<text:s/>the<text:s/>local<text:s/>newspaper<text:s/>to<text:s/>bring<text:s/>attention<text:s/>to<text:s/>the<text:s/>experiences<text:s/>of<text:s/>the<text:s/>concentration<text:s/>camp<text:s/>inmates,<text:s/>and<text:s/>the<text:s/>organization<text:s/>of<text:s/>a<text:s/>seminar<text:s/>that<text:s/>included<text:s/>Hermann<text:s/>Langbein,<text:s/>a<text:s/>fellow<text:s/>prisoner<text:s/>and<text:s/>prolific<text:s/>writer<text:s/>of<text:s/>his<text:s/>experiences,<text:s/>as<text:s/>guest.<text:s/>They<text:s/>also<text:s/>confronted<text:s/>the<text:s/>local<text:s/>government<text:s/>to<text:s/>be<text:s/>more<text:s/>proactive<text:s/>in<text:s/>the<text:s/>acceptance<text:s/>of<text:s/>their<text:s/>city’s<text:s/>heritage<text:s/>with<text:s/>the<text:s/>creation<text:s/>of<text:s/>an<text:s/>informative<text:s/>brochure<text:s/>about<text:s/>the<text:s/>camps<text:s/>and<text:s/>inmates,<text:s/>a<text:s/>section<text:s/>of<text:s/>which<text:s/>was<text:s/>to<text:s/>include<text:s/>an<text:s/>excerpt<text:s/>from<text:s/>Pierre<text:s/>Bleton’s<text:s/>memoir,<text:s/>for<text:s/>the<text:s/>city<text:s/>to<text:s/>distribute.<text:s/></text:span></text:p>
      <text:p text:style-name="P43"><text:span text:style-name="T43_1"><text:tab/>After<text:s/>translations<text:s/>of<text:s/>Bleton’s<text:s/>memoir<text:s/>for<text:s/>the<text:s/>brochure<text:s/>returned<text:s/>an<text:s/>unexpected<text:s/>“irritatingly<text:s/>optimistic”<text:s/>outlook<text:s/>on<text:s/>his<text:s/>experiences,<text:s/>the<text:s/>students<text:s/>felt<text:s/>that<text:s/>the<text:s/>text<text:s/>did<text:s/>not<text:s/>deserve<text:s/>to<text:s/>be<text:s/>shrunk<text:s/>to<text:s/>eight<text:s/>pages<text:s/>of<text:s/>a<text:s/>small<text:s/>brochure.<text:s/>They<text:s/>therefore<text:s/>proceeded<text:s/>to<text:s/>raise<text:s/>funds<text:s/>to<text:s/>turn<text:s/>the<text:s/>translation,<text:s/>with<text:s/>accompanying<text:s/>review<text:s/>of<text:s/>the<text:s/>memoir<text:s/>by<text:s/>historian<text:s/>Rainer<text:s/>Fröbe,<text:s/>into<text:s/>the<text:s/>present<text:s/>book.<text:s/>In<text:s/>a<text:s/>very<text:s/>mature<text:s/>realization<text:s/>of<text:s/>their<text:s/>generations<text:s/>role<text:s/>in<text:s/>coming<text:s/>to<text:s/>terms<text:s/>with<text:s/>their<text:s/>heritage,<text:s/>these<text:s/>young<text:s/>adults<text:s/>wrote<text:s/>how<text:s/>this<text:s/>work<text:s/>had<text:s/>changed<text:s/>their<text:s/>lives.</text:span></text:p>
      <text:p text:style-name="P44"><text:span text:style-name="T44_1">Why<text:s/>did<text:s/>we<text:s/>engage<text:s/>in<text:s/>the<text:s/>Nazi<text:s/>past,<text:s/>here<text:s/>and<text:s/>elsewhere,<text:s/>for<text:s/>one<text:s/>and<text:s/>a<text:s/>half<text:s/>years?<text:s/>Perhaps<text:s/>out<text:s/>of<text:s/>fear<text:s/>of<text:s/>repeating<text:s/>the<text:s/>past?<text:s/>Or<text:s/>out<text:s/>of<text:s/>uneasiness<text:s/>caused<text:s/>by<text:s/>confronting<text:s/>the<text:s/>question<text:s/>of<text:s/>how<text:s/>we<text:s/>might<text:s/>have<text:s/>behaved<text:s/>at<text:s/>that<text:s/>time?<text:s/>Don’t<text:s/>we<text:s/>act<text:s/>just<text:s/>as<text:s/>cowardly<text:s/>in<text:s/>similar,<text:s/>seemingly<text:s/>innocent<text:s/>situations?<text:s/>None<text:s/>of<text:s/>us<text:s/>has<text:s/>the<text:s/>right<text:s/>to<text:s/>claim<text:s/>he<text:s/>would<text:s/>have<text:s/>acted<text:s/>differently<text:s/>than<text:s/>the<text:s/>majority<text:s/>of<text:s/>the<text:s/>population<text:s/>-<text:s/>namely,<text:s/>do<text:s/>nothing!<text:s/>If<text:s/>we<text:s/>can’t<text:s/>be<text:s/>sure<text:s/>that<text:s/>we<text:s/>would<text:s/>have<text:s/>acted<text:s/>differently,<text:s/>we<text:s/>can’t<text:s/>be<text:s/>sure<text:s/>of<text:s/>a<text:s/>repetition,<text:s/>then<text:s/>for<text:s/>the<text:s/>sake<text:s/>of<text:s/>the<text:s/>future<text:s/>we<text:s/>must<text:s/>deal<text:s/>with<text:s/>this<text:s/>past.<text:s/>(</text:span><text:span text:style-name="T44_2">Bleton,<text:s/>Pierre,<text:s/>Wiebke<text:s/>von<text:s/>Bernstorff,<text:s/>Gerd<text:s/>Adolf<text:s/>Hermening,<text:s/>and<text:s/>Reinhard<text:s/>Busch.<text:s/></text:span><text:span text:style-name="T44_3">“Das<text:s/>Leben<text:s/>ist<text:s/>schön!”:<text:s/>Uberlebensstrategien<text:s/>eines<text:s/>Häftlings<text:s/>im<text:s/>KZ<text:s/>Porta</text:span><text:span text:style-name="T44_4">,<text:s/></text:span><text:span text:style-name="T44_5">77-78.)</text:span></text:p>
      <text:p text:style-name="P45"><text:span text:style-name="T45_1"><text:tab/></text:span></text:p>
      <text:p text:style-name="P46"><text:span text:style-name="T46_1">In<text:s/>practical<text:s/>terms,<text:s/>the<text:s/>students<text:s/>determined<text:s/>that<text:s/>they<text:s/>must<text:s/>not,<text:s/>could<text:s/>not,<text:s/>sit<text:s/>idly<text:s/>by<text:s/>when<text:s/>comments<text:s/>were<text:s/>made<text:s/>about<text:s/>the<text:s/>“merits”<text:s/>of<text:s/>the<text:s/>Nazi<text:s/>regime,<text:s/>or,<text:s/>as<text:s/>one<text:s/>student<text:s/>experienced,<text:s/>allow<text:s/>students<text:s/>to<text:s/>go<text:s/>unchallenged<text:s/>when<text:s/>saying<text:s/>that<text:s/>a<text:s/>disabled<text:s/>student<text:s/>should<text:s/>be<text:s/>“gassed.”<text:s/>The<text:s/>students<text:s/>changed<text:s/>through<text:s/>this<text:s/>experience;<text:s/>they<text:s/>became<text:s/>more<text:s/>aware,<text:s/>even<text:s/>hypersensitive<text:s/>to<text:s/>their<text:s/>national<text:s/>past<text:s/>and<text:s/>the<text:s/>issues<text:s/>involved<text:s/>in<text:s/>living<text:s/>with<text:s/>that<text:s/>past.<text:s/>Can<text:s/>a<text:s/>society,<text:s/>they<text:s/>ask,<text:s/>become<text:s/>too<text:s/>cautious<text:s/>of<text:s/>the<text:s/>adaptation<text:s/>of<text:s/>small<text:s/>but<text:s/>unnecessary<text:s/>restrictions<text:s/>of<text:s/>freedom<text:s/>and<text:s/>responsibility,<text:s/>to<text:s/>adapting<text:s/>to<text:s/>“immutable<text:s/>constraints”<text:s/>and<text:s/>to<text:s/>silence?<text:s/></text:span><text:span text:style-name="T46_2">“Das<text:s/>Leben<text:s/>ist<text:s/>schön”</text:span><text:span text:style-name="T46_3"><text:s/>is<text:s/>a<text:s/>valuable<text:s/>book<text:s/>for<text:s/>the<text:s/>remembrances<text:s/>of<text:s/>a<text:s/>survivor,<text:s/>the<text:s/>critical<text:s/>analysis<text:s/>of<text:s/>the<text:s/>memories<text:s/>by<text:s/>Rainer<text:s/>Fröbe<text:s/>and<text:s/>the<text:s/>insights<text:s/>gained<text:s/>through<text:s/>the<text:s/>group<text:s/>of<text:s/>students<text:s/>who<text:s/>organized<text:s/>the<text:s/>production<text:s/>of<text:s/>this<text:s/>work.</text:span></text:p>
      <text:p text:style-name="P47"><text:span text:style-name="T47_1"><text:tab/>Survival<text:s/>in<text:s/>the<text:s/>Organization:<text:s/>Gunnar<text:s/>Hjelholt<text:s/>Looks<text:s/>Back<text:s/>at<text:s/>the<text:s/>Concentration<text:s/>Camp<text:s/>from<text:s/>an<text:s/>Organizational<text:s/>Perspective</text:span><text:span text:style-name="T47_2">,<text:s/>by<text:s/>Benedicte<text:s/>Madsen<text:s/>and<text:s/>Søren<text:s/>Willert<text:s/>is<text:s/>a<text:s/>very<text:s/>light<text:s/>foray<text:s/>into<text:s/>the<text:s/>remembrances<text:s/>of<text:s/>psychologist<text:s/>Gunnar<text:s/>Hjelholt<text:s/>who<text:s/>survived<text:s/>the<text:s/>labor<text:s/>camp<text:s/>at<text:s/>Porta<text:s/>Westfalica<text:s/>and<text:s/>his<text:s/>thoughts<text:s/>on<text:s/>the<text:s/>concentration<text:s/>camp<text:s/>system<text:s/>as<text:s/>an<text:s/>organization<text:s/>from<text:s/>the<text:s/>viewpoint<text:s/>of<text:s/>an<text:s/>applied<text:s/>social<text:s/>psychologist.<text:s/>It<text:s/>is<text:s/>light<text:s/>in<text:s/>the<text:s/>sense<text:s/>that<text:s/>the<text:s/>issues<text:s/>and<text:s/>events<text:s/>are<text:s/>not<text:s/>discussed<text:s/>or<text:s/>probed<text:s/>in<text:s/>any<text:s/>real<text:s/>depth.<text:s/>In<text:s/>interview<text:s/>format,<text:s/>the<text:s/>authors<text:s/>pose<text:s/>questions,<text:s/>and<text:s/>Hjelholt’s<text:s/>responses<text:s/>are<text:s/>given.<text:s/>No<text:s/>further<text:s/>inquiry<text:s/>or<text:s/>explanation<text:s/>is<text:s/>given<text:s/>on<text:s/>most<text:s/>accounts.<text:s/>Not<text:s/>intending<text:s/>to<text:s/>be<text:s/>a<text:s/>scholarly<text:s/>treatise<text:s/>on<text:s/>the<text:s/>Nazi<text:s/>concentration<text:s/>camp<text:s/>organization,<text:s/>the<text:s/>book<text:s/>only<text:s/>briefly<text:s/>touches<text:s/>on<text:s/>Hjelholt’s<text:s/>professional<text:s/>knowledge<text:s/>of<text:s/>the<text:s/>psychology<text:s/>of<text:s/>large<text:s/>groups<text:s/>and<text:s/>systems.<text:s/>In<text:s/>only<text:s/>a<text:s/>few<text:s/>short<text:s/>paragraphs<text:s/>do<text:s/>we<text:s/>see<text:s/>Hjelholt’s<text:s/>analysis<text:s/>of<text:s/>the<text:s/>Nazi<text:s/>concentration<text:s/>camps<text:s/>as<text:s/>a<text:s/>system,<text:s/>and<text:s/>that<text:s/>only<text:s/>to<text:s/>say<text:s/>that,<text:s/>all<text:s/>inhumanity<text:s/>aside,<text:s/>it<text:s/>was<text:s/>a<text:s/>nearly<text:s/>perfect<text:s/>system<text:s/>of<text:s/>organization<text:s/>in<text:s/>that<text:s/>the<text:s/>members<text:s/>regulated<text:s/>themselves.<text:s/>“The<text:s/>concentration<text:s/>camp<text:s/>system<text:s/>is<text:s/>clear,<text:s/>transparent,<text:s/>and<text:s/>effective,”<text:s/>Hjelholt<text:s/>explains.<text:s/>“It<text:s/>controls<text:s/>itself<text:s/>using<text:s/>the<text:s/>oppositions<text:s/>found<text:s/>between<text:s/>the<text:s/>various<text:s/>groups,<text:s/>vertically<text:s/>and<text:s/>horizontally<text:s/>in<text:s/>the<text:s/>system.<text:s/>Every<text:s/>position<text:s/>is<text:s/>connected<text:s/>to<text:s/>privileges.”</text:span><text:span text:style-name="T47_3"><text:note text:note-class="footnote"><text:note-citation/><text:note-body><text:p text:style-name="P48"><text:span text:style-name="T48_1"><text:s/></text:span><text:span text:style-name="T48_2">{<text:s/>|<text:s/>Madsen,<text:s/>&amp;<text:s/>Willert,<text:s/>1996<text:s/>|<text:s/>p.<text:s/>86<text:s/>|<text:s/>|zu:312:CNA4SUD4}</text:span></text:p></text:note-body></text:note></text:span><text:span text:style-name="T48_3"><text:s/>The<text:s/>inmates<text:s/>themselves<text:s/>were<text:s/>the<text:s/>ones<text:s/>who<text:s/>enforced<text:s/>the<text:s/>rules<text:s/>of<text:s/>the<text:s/>system.<text:s/>The<text:s/>opposition<text:s/>between<text:s/>national<text:s/>groups<text:s/>within<text:s/>the<text:s/>inmates<text:s/>and<text:s/>between<text:s/>the<text:s/>inmates<text:s/>and<text:s/>their<text:s/>captors<text:s/>kept<text:s/>the<text:s/>system<text:s/>stable<text:s/>and<text:s/>productive.<text:s/>This<text:s/>small<text:s/>book,<text:s/>really<text:s/>more<text:s/>a<text:s/>transcript<text:s/>of<text:s/>an<text:s/>interview<text:s/>through<text:s/>letters,<text:s/>provides<text:s/>more<text:s/>questions<text:s/>than<text:s/>answers,<text:s/>and<text:s/>simply<text:s/>exists<text:s/>as<text:s/>a<text:s/>brief<text:s/>glimpse<text:s/>or<text:s/>gateway<text:s/>into<text:s/>the<text:s/>deeper<text:s/>philosophical<text:s/>and<text:s/>psychological<text:s/>discussions<text:s/>that<text:s/>could<text:s/>be<text:s/>had<text:s/>about<text:s/>the<text:s/>organizational<text:s/>structure<text:s/>of<text:s/>concentration<text:s/>camps<text:s/>under<text:s/>the<text:s/>Nazi<text:s/>regime.</text:span></text:p>
      <text:p text:style-name="P49"><text:span text:style-name="T49_1"><text:tab/>More<text:s/>recent<text:s/>works<text:s/>by<text:s/>survivors<text:s/>have<text:s/>been<text:s/>published<text:s/>including<text:s/></text:span><text:span text:style-name="T49_2">Anus<text:s/>Mundi</text:span><text:span text:style-name="T49_3"> </text:span><text:span text:style-name="T49_4">:<text:s/>Fünf<text:s/>Jahre<text:s/>Auschwitz</text:span><text:span text:style-name="T49_5"><text:s/>by<text:s/>Wieslaw<text:s/>Kielar,<text:s/></text:span><text:span text:style-name="T49_6">A<text:s/>Final<text:s/>Reckoning:<text:s/>a<text:s/>Hannover<text:s/>Family’s<text:s/>Life<text:s/>and<text:s/>Death<text:s/>in<text:s/>the<text:s/>Shoah</text:span><text:span text:style-name="T49_7">,<text:s/>by<text:s/>Ruth<text:s/>Herskovits-Gutmann</text:span><text:span text:style-name="T49_8"><text:note text:note-class="footnote"><text:note-citation/><text:note-body><text:p text:style-name="P50"><text:span text:style-name="T50_1"><text:s/></text:span><text:span text:style-name="T50_2">The<text:s/>original<text:s/>German<text:s/>version<text:s/>is<text:s/>{<text:s/>|<text:s/>Herskovits-Gutmann,<text:s/>2002<text:s/>|<text:s/>|<text:s/>|zu:312:ZHXFB4DZ}</text:span></text:p></text:note-body></text:note></text:span><text:span text:style-name="T50_3">,<text:s/></text:span><text:bookmark-start text:name="Works_by_Survivors"/><text:span text:style-name="T50_4">Resistance</text:span><text:bookmark-end text:name="Works_by_Survivors"/><text:span text:style-name="T50_5"><text:s/>Fighter:<text:s/>a<text:s/>Personal<text:s/>History<text:s/>of<text:s/>the<text:s/>Danish<text:s/>Resistance<text:s/>Movement</text:span><text:span text:style-name="T50_6">,<text:s/>by<text:s/>Jørgen<text:s/>Kieler,<text:s/>and<text:s/></text:span><text:span text:style-name="T50_7">Die<text:s/>Stärkeren</text:span><text:span text:style-name="T50_8"> </text:span><text:span text:style-name="T50_9">:<text:s/>Ein<text:s/>Bericht<text:s/>Aus<text:s/>Auschwitz<text:s/>Und<text:s/>Anderen<text:s/>Konzentrationslagern</text:span><text:span text:style-name="T50_10">,<text:s/>by<text:s/>Hermann<text:s/>Langbein.<text:s/>This<text:s/>dissertation<text:s/>also<text:s/>utilizes<text:s/>the<text:s/>written<text:s/>transcripts<text:s/>from<text:s/>interviews<text:s/>of<text:s/>twenty-four<text:s/>concentration<text:s/>camp<text:s/>survivors,<text:s/>which<text:s/>were<text:s/>conducted<text:s/>in<text:s/>the<text:s/>1990s’<text:s/>by<text:s/>researchers<text:s/>at<text:s/>the<text:s/>Neuengamme<text:s/>Concentration<text:s/>Camp<text:s/>Memorial<text:s/>and<text:s/>have<text:s/>not<text:s/>been<text:s/>utilized<text:s/>in<text:s/>research<text:s/>or<text:s/>published.</text:span></text:p>
      <text:p text:style-name="P51"><text:span text:style-name="T51_1"><text:tab/>Digital<text:s/>history<text:s/>is<text:s/>still<text:s/>in<text:s/>a<text:s/>nascent<text:s/>form,<text:s/>yet<text:s/>several<text:s/>books</text:span><text:span text:style-name="T51_2"><text:note text:note-class="footnote"><text:note-citation/><text:note-body><text:p text:style-name="P52"><text:span text:style-name="T52_1"><text:s/></text:span><text:span text:style-name="T52_2">{<text:s/>|<text:s/>Borgman,<text:s/>2007<text:s/>|<text:s/>|<text:s/>|zu:312:KG9V64NT}{<text:s/>|<text:s/>Cohen,<text:s/>&amp;<text:s/>Rosenzweig,<text:s/>2006<text:s/>|<text:s/>|<text:s/>|zu:312:HKNQAENU}{<text:s/>|<text:s/>Dougherty,<text:s/>&amp;<text:s/>Nawrotzki,<text:s/>2011<text:s/>|<text:s/>|<text:s/>|zu:312:UFTGUBCW}{<text:s/>|<text:s/>Gitelman,<text:s/>2006<text:s/>|<text:s/>|<text:s/>|zu:312:T9TMSW8B}{<text:s/>|<text:s/>Kelly,<text:s/>2013<text:s/>|<text:s/>|<text:s/>|zu:312:5MNVFN2Q}{<text:s/>|<text:s/>Rosenzweig,<text:s/>2011<text:s/>|<text:s/>|<text:s/>|zu:312:9HAX22RT}{<text:s/>|<text:s/>Staley,<text:s/>2003<text:s/>|<text:s/>|<text:s/>|zu:312:TWD5K6Q4}</text:span></text:p></text:note-body></text:note></text:span><text:span text:style-name="T52_3"><text:s/></text:span><text:bookmark-start text:name="Works_on_digital_history"/><text:span text:style-name="T52_4">have</text:span><text:bookmark-end text:name="Works_on_digital_history"/><text:span text:style-name="T52_5"><text:s/>been<text:s/>written<text:s/>to<text:s/>address<text:s/>the<text:s/>issues<text:s/>and<text:s/>options<text:s/>available<text:s/>for<text:s/>doing<text:s/>history<text:s/>in<text:s/>a<text:s/>digital<text:s/>age.<text:s/>This<text:s/>research<text:s/>makes<text:s/>use<text:s/>of<text:s/>the<text:s/>knowledge<text:s/>these<text:s/>books<text:s/>provide<text:s/>as<text:s/>it<text:s/>seeks<text:s/>to<text:s/>do<text:s/>just<text:s/>that,<text:s/>write<text:s/>and<text:s/>present<text:s/>history<text:s/>using<text:s/>digital<text:s/>tools.<text:s/>Foundational<text:s/>books,<text:s/>like<text:s/>Cohen<text:s/>and<text:s/>Rosenzweig<text:s/>for<text:s/>putting<text:s/>historical<text:s/>content<text:s/>on<text:s/>the<text:s/>World<text:s/>Wide<text:s/>Web,<text:s/>and<text:s/>Gitelman<text:s/>for<text:s/>arguing<text:s/>that<text:s/>questions<text:s/>about<text:s/>how<text:s/>to<text:s/>use<text:s/>new<text:s/>media<text:s/>are<text:s/>answered<text:s/>in<text:s/>the<text:s/>ways<text:s/>old<text:s/>media<text:s/>was<text:s/>adopted,<text:s/>are<text:s/>supplemented<text:s/>by<text:s/>a<text:s/>plethora<text:s/>of<text:s/>blog<text:s/>posts.<text:s/>The<text:s/>number<text:s/>of<text:s/>influential<text:s/>scholars<text:s/>who<text:s/>elaborate,<text:s/>debate,<text:s/>argue<text:s/>for<text:s/>and<text:s/>against,<text:s/>and<text:s/>think<text:s/>about<text:s/>and<text:s/>share<text:s/>digital<text:s/>humanities,<text:s/>and<text:s/>even<text:s/>digital<text:s/>history<text:s/>specifically,<text:s/>are<text:s/>too<text:s/>numerous<text:s/>to<text:s/>mention.<text:s/>They<text:s/>have<text:s/>in<text:s/>many<text:s/>ways<text:s/>influenced<text:s/>this<text:s/>research,<text:s/>most<text:s/>specifically<text:s/>in<text:s/>opening<text:s/>new<text:s/>paths<text:s/>for<text:s/>visualization,<text:s/>representation,<text:s/>quantifying<text:s/>and<text:s/>exploration<text:s/>that<text:s/>is<text:s/>possible<text:s/>through<text:s/>traditional<text:s/>text<text:s/>based<text:s/>research.</text:span></text:p>
      <text:p text:style-name="P53"><text:span text:style-name="T53_1"><text:tab/></text:span><text:bookmark-start text:name="What_and_why_GIS_and_history"/><text:span text:style-name="T53_2">The</text:span><text:bookmark-end text:name="What_and_why_GIS_and_history"/><text:span text:style-name="T53_3"><text:s/>focus<text:s/>on<text:s/>geographical<text:s/>and<text:s/>spatial<text:s/>aspects<text:s/>of<text:s/>historical<text:s/>research<text:s/>goes<text:s/>by<text:s/>many<text:s/>names,<text:s/>each<text:s/>with<text:s/>a<text:s/>nuance<text:s/>on<text:s/>how<text:s/>historians<text:s/>think<text:s/>of<text:s/>and<text:s/>manipulate<text:s/>data<text:s/>points<text:s/>of<text:s/>location;<text:s/>geo-history,<text:s/>spatial-history,<text:s/>historical<text:s/>GIS.<text:s/>Although<text:s/>not<text:s/>the<text:s/>only<text:s/>purpose,<text:s/>one<text:s/>end<text:s/>result<text:s/>for<text:s/>each<text:s/>focus<text:s/>is<text:s/>usually<text:s/>some<text:s/>kind<text:s/>of<text:s/>representation<text:s/>of<text:s/>historical<text:s/>data<text:s/>on<text:s/>a<text:s/>geographical<text:s/>representation,<text:s/>a<text:s/>map.<text:s/>Focusing<text:s/>on<text:s/>geographical<text:s/>and<text:s/>place<text:s/>based<text:s/>aspects<text:s/>of<text:s/>history<text:s/>opens<text:s/>up<text:s/>alternative<text:s/>ways<text:s/>to<text:s/>represent<text:s/>the<text:s/>past<text:s/>than<text:s/>describing<text:s/>who,<text:s/>what,<text:s/>when,<text:s/>why<text:s/>and<text:s/>how.<text:s/>A<text:s/>spatial<text:s/>focus<text:s/>adds<text:s/>the<text:s/>where<text:s/>to<text:s/>an<text:s/>aspect<text:s/>of<text:s/>research.<text:s/>Any<text:s/>aspect<text:s/>of<text:s/>historical<text:s/>study<text:s/>actually<text:s/>includes<text:s/>a<text:s/>spatial<text:s/>element,<text:s/>everything<text:s/>happens<text:s/>somewhere.</text:span></text:p>
      <text:p text:style-name="P54"><text:span text:style-name="T54_1"><text:tab/>Historical<text:s/>GIS:<text:s/>Technologies,<text:s/>Methodologies,<text:s/>and<text:s/>Scholarship</text:span><text:span text:style-name="T54_2"><text:s/>by<text:s/></text:span><text:span text:style-name="T54_3">Ian<text:s/>Gregory<text:s/>and<text:s/>Paul<text:s/>Ell<text:s/>provide<text:s/>a<text:s/>very<text:s/>compelling<text:s/>and<text:s/>detailed<text:s/>look<text:s/>at<text:s/>GIS,<text:s/>explaining<text:s/>with<text:s/>detailed<text:s/>examples<text:s/>the<text:s/>terms<text:s/>used<text:s/>in<text:s/>GIS<text:s/>and<text:s/>the<text:s/>implications<text:s/>of<text:s/>using<text:s/>GIS<text:s/>for<text:s/>historical<text:s/>research.<text:s/>Most<text:s/>importantly,<text:s/>they<text:s/>stress<text:s/>that<text:s/></text:span><text:span text:style-name="T54_4">Geographic<text:s/>Information<text:s/>Systems<text:s/>are<text:s/>one<text:s/>specific<text:s/>approach<text:s/>to<text:s/>scholarship,<text:s/>and<text:s/>are<text:s/>more<text:s/>than<text:s/>just<text:s/>a<text:s/>software<text:s/>tool.<text:s/>GIS<text:s/>prompts<text:s/>the<text:s/>scholar<text:s/>to<text:s/>ask<text:s/>“what<text:s/>are<text:s/>the<text:s/>geographical<text:s/>aspects<text:s/>of<text:s/>my<text:s/>research<text:s/>question?”<text:s/>rather<text:s/>than<text:s/>“what<text:s/>can<text:s/>I<text:s/>do<text:s/>with<text:s/>my<text:s/>dataset<text:s/>using<text:s/>this<text:s/>software?</text:span><text:span text:style-name="T54_5"><text:note text:note-class="footnote"><text:note-citation/><text:note-body><text:p text:style-name="P55"><text:span text:style-name="T55_1"><text:s/></text:span><text:span text:style-name="T55_2">{<text:s/>|<text:s/>Gregory,<text:s/>&amp;<text:s/>Ell,<text:s/>2007<text:s/>|<text:s/>p.<text:s/>1<text:s/>|<text:s/>|zu:312:ZNP5CEUF}</text:span></text:p></text:note-body></text:note></text:span><text:span text:style-name="T55_3">”<text:s/></text:span><text:bookmark-start text:name="Gregory_Ell_GIS_an_approach"/><text:span text:style-name="T55_4">Geographic</text:span><text:bookmark-end text:name="Gregory_Ell_GIS_an_approach"/><text:span text:style-name="T55_5"><text:s/>Information<text:s/>Systems<text:s/>are<text:s/>a<text:s/>way<text:s/>to<text:s/>structure<text:s/>your<text:s/>data,<text:s/>organize<text:s/>your<text:s/>research,<text:s/>and<text:s/>visualize<text:s/>the<text:s/>results.<text:s/>Software<text:s/>is<text:s/>used<text:s/>to<text:s/>aid<text:s/>this<text:s/>process.</text:span></text:p>
      <text:p text:style-name="P56"><text:span text:style-name="T56_1"><text:tab/></text:span><text:bookmark-start text:name="Kemp_learn_and_challenge_softw"/><text:span text:style-name="T56_2">Karen<text:s/>Kem</text:span><text:bookmark-end text:name="Kemp_learn_and_challenge_softw"/><text:span text:style-name="T56_3">p<text:s/>reminds<text:s/>and<text:s/>challenges<text:s/>in<text:s/>her<text:s/>work<text:s/>“What<text:s/>Can<text:s/>GIS<text:s/>Offer<text:s/>History?”<text:s/>that<text:s/>historians<text:s/>need<text:s/>to<text:s/>apply<text:s/>historical<text:s/>methods<text:s/>and<text:s/>research<text:s/>skills<text:s/>to<text:s/>the<text:s/>data<text:s/>of<text:s/>GIS<text:s/>and<text:s/>don’t<text:s/>just<text:s/>trust<text:s/>what<text:s/>the<text:s/>software<text:s/>supplies.</text:span><text:span text:style-name="T56_4"><text:note text:note-class="footnote"><text:note-citation/><text:note-body><text:p text:style-name="P57"><text:span text:style-name="T57_1"><text:s/></text:span><text:span text:style-name="T57_2">{<text:s/>|<text:s/>Kemp,<text:s/>2009<text:s/>|<text:s/>p.<text:s/>17<text:s/>|<text:s/>|zu:312:NN366FIF}</text:span></text:p></text:note-body></text:note></text:span></text:p>
      <text:p text:style-name="P58"><text:bookmark-start text:name="Pickles"/><text:span text:style-name="T58_1">Geography</text:span><text:bookmark-end text:name="Pickles"/><text:span text:style-name="T58_2"><text:s/>professor<text:s/>John<text:s/>Pickles<text:s/>writes<text:s/>to<text:s/>fellow<text:s/>geographers,<text:s/>but<text:s/>his<text:s/>book<text:s/></text:span><text:span text:style-name="T58_3">A<text:s/>History<text:s/>of<text:s/>Spaces:<text:s/>Cartographic<text:s/>Reason,<text:s/>Mapping,<text:s/>and<text:s/>the<text:s/>Geo-Coded<text:s/>World</text:span><text:span text:style-name="T58_4"><text:s/>speaks<text:s/>to<text:s/>the<text:s/>historian<text:s/>about<text:s/>how<text:s/>he<text:s/>or<text:s/>she<text:s/>can<text:s/>use<text:s/>maps<text:s/>in<text:s/>historical<text:s/>research.<text:s/>His<text:s/>approach<text:s/>is<text:s/>discussed<text:s/>in<text:s/>the<text:s/>Methodology<text:s/>section.</text:span></text:p>
      <text:p text:style-name="P59"><text:bookmark-start text:name="Methodology"/><text:span text:style-name="T59_1">Methodology</text:span><text:bookmark-end text:name="Methodology"/></text:p>
      <text:p text:style-name="P60"><text:span text:style-name="T60_1"><text:tab/></text:span><text:bookmark-start text:name="Memory"/><text:span text:style-name="T60_2">Memory</text:span><text:bookmark-end text:name="Memory"/><text:span text:style-name="T60_3"><text:s/>places<text:s/>an<text:s/>integral<text:s/>role<text:s/>in<text:s/>the<text:s/>historical<text:s/>research.<text:s/>Much<text:s/>of<text:s/>history<text:s/>is<text:s/>due<text:s/>to<text:s/>what<text:s/>someone<text:s/>remembered,<text:s/>either<text:s/>recalled<text:s/>later<text:s/>or<text:s/>wrote<text:s/>at<text:s/>the<text:s/>time.<text:s/>Arguably,<text:s/>government<text:s/>documents,<text:s/>newspaper<text:s/>articles,<text:s/>books,<text:s/>and<text:s/>any<text:s/>object<text:s/>created<text:s/>by<text:s/>mankind<text:s/>is<text:s/>a<text:s/>form<text:s/>of<text:s/>memory.<text:s/>Printed<text:s/>textual<text:s/>documents<text:s/>are<text:s/>created<text:s/>by<text:s/>humans<text:s/>to<text:s/>record<text:s/>something<text:s/>those<text:s/>humans<text:s/>felt<text:s/>important<text:s/>to<text:s/>be<text:s/>remembered.<text:s/>Art<text:s/>work<text:s/>is<text:s/>memory;<text:s/>it<text:s/>is<text:s/>the<text:s/>physical<text:s/>embodiment<text:s/>of<text:s/>the<text:s/>memory<text:s/>of<text:s/>the<text:s/>artist,<text:s/>his<text:s/>or<text:s/>her<text:s/>ideas,<text:s/>emotions,<text:s/>feelings<text:s/>and<text:s/>desires<text:s/>either<text:s/>stirred<text:s/>from<text:s/>the<text:s/>past<text:s/>or<text:s/>present<text:s/>as<text:s/>the<text:s/>artist<text:s/>creates.<text:s/>But<text:s/>memory<text:s/>is<text:s/>contentious<text:s/>when<text:s/>applied<text:s/>to<text:s/>historical<text:s/>research.<text:s/>Historians<text:s/>attempt<text:s/>to<text:s/>enact<text:s/>their<text:s/>craft,<text:s/>recreating<text:s/>the<text:s/>past,<text:s/>as<text:s/>a<text:s/>science,<text:s/>but<text:s/>without<text:s/>the<text:s/>ability<text:s/>to<text:s/>deal<text:s/>with<text:s/>absolutes.<text:s/>Even<text:s/>scientific<text:s/>absolutes<text:s/>can<text:s/>be<text:s/>debated,<text:s/>but<text:s/>for<text:s/>historians,<text:s/>the<text:s/>conflict<text:s/>is<text:s/>on<text:s/>the<text:s/>surface.<text:s/>Mathematicians<text:s/>deal<text:s/>with<text:s/>numbers,<text:s/>one<text:s/>plus<text:s/>one<text:s/>equals<text:s/>two.<text:s/>Historians<text:s/>deal<text:s/>with<text:s/>interpretations<text:s/>of<text:s/>memories<text:s/>which<text:s/>are<text:s/>incomplete<text:s/>and<text:s/>fallible.<text:s/></text:span></text:p>
      <text:p text:style-name="P61"><text:span text:style-name="T61_1"><text:tab/>Many<text:s/>historians<text:s/>have<text:s/>and<text:s/>continually<text:s/>grapple<text:s/>with<text:s/>the<text:s/>issues<text:s/>inherent<text:s/>with<text:s/>historical<text:s/>research<text:s/>and<text:s/>memory.<text:s/>When<text:s/>dealing<text:s/>with<text:s/>Germany’s<text:s/>past<text:s/>and<text:s/>the<text:s/>Holocaust,<text:s/>memory<text:s/>becomes<text:s/>even<text:s/>more<text:s/>contentious.<text:s/>Issues<text:s/>arise<text:s/>around<text:s/>conflicting<text:s/>and<text:s/>altered<text:s/>survivor<text:s/>memories.<text:s/>Do<text:s/>victim,<text:s/>bystander,<text:s/>or<text:s/>perpetrator’s<text:s/>recollections<text:s/>deserve<text:s/>more<text:s/>merit<text:s/>and<text:s/>attention?<text:s/>What<text:s/>to<text:s/>do<text:s/>when<text:s/>two<text:s/>survivor<text:s/>accounts<text:s/>conflict?<text:s/>Does<text:s/>modern<text:s/>media<text:s/>attention<text:s/>to<text:s/>the<text:s/>Holocaust<text:s/>story<text:s/>manipulate<text:s/>and<text:s/>change<text:s/>survivor<text:s/>memory?<text:s/>Many<text:s/>historians<text:s/>have<text:s/>written<text:s/>about<text:s/>the<text:s/>role<text:s/>of<text:s/>memory<text:s/>in<text:s/>Holocaust<text:s/>studies<text:s/>and<text:s/>attempt<text:s/>to<text:s/>answer<text:s/>such<text:s/>questions,<text:s/>most<text:s/>notably<text:s/>Saul<text:s/>Friedländer,<text:s/>Rudy<text:s/>Koshar,<text:s/>and<text:s/>Alon<text:s/>Confino.</text:span></text:p>
      <text:p text:style-name="P62"><text:span text:style-name="T62_1"><text:tab/></text:span><text:bookmark-start text:name="How_does_this_work_deal_w_memo"/><text:span text:style-name="T62_2">Three</text:span><text:bookmark-end text:name="How_does_this_work_deal_w_memo"/><text:span text:style-name="T62_3"><text:s/>chapters<text:s/>of<text:s/>this<text:s/>work<text:s/>are<text:s/>based<text:s/>on<text:s/>memoirs,<text:s/>interviews,<text:s/>and<text:s/>written<text:s/>reports<text:s/>of<text:s/>survivors.<text:s/>They<text:s/>utilize<text:s/>the<text:s/>memory<text:s/>of<text:s/>the<text:s/>survivors<text:s/>to<text:s/>reconstruct<text:s/>a<text:s/>representation<text:s/>of<text:s/>life<text:s/>as<text:s/>an<text:s/>inmate<text:s/>in<text:s/>the<text:s/>Porta<text:s/>Westfalica<text:s/>camps,<text:s/>and<text:s/>the<text:s/>work<text:s/>done<text:s/>in<text:s/>the<text:s/>factories<text:s/>and<text:s/>mines.<text:s/>Glaringly<text:s/>absent<text:s/>from<text:s/>this<text:s/>reconstruction<text:s/>are<text:s/>the<text:s/>memories<text:s/>of<text:s/>German<text:s/>civilians<text:s/>from<text:s/>the<text:s/>towns,<text:s/>civilian<text:s/>workers,<text:s/>and<text:s/>German<text:s/>guards.<text:s/>So<text:s/>few<text:s/>records<text:s/>exist<text:s/>from<text:s/>those<text:s/>who<text:s/>lived<text:s/>in<text:s/>this<text:s/>time<text:s/>and<text:s/>place,<text:s/>even<text:s/>from<text:s/>the<text:s/>former<text:s/>inmates.</text:span></text:p>
      <text:p text:style-name="P63"><text:span text:style-name="T63_1"><text:tab/></text:span><text:bookmark-start text:name="Micro_history"/><text:span text:style-name="T63_2">This</text:span><text:bookmark-end text:name="Micro_history"/><text:span text:style-name="T63_3"><text:s/>work<text:s/>uses<text:s/>several<text:s/>methodologies<text:s/>typical<text:s/>of<text:s/>historical<text:s/>work,<text:s/>but<text:s/>also<text:s/>seeks<text:s/>to<text:s/>incorporate<text:s/>ideas<text:s/>from<text:s/>different<text:s/>fields<text:s/>such<text:s/>as<text:s/>geography<text:s/>and<text:s/>the<text:s/>computer<text:s/>sciences.<text:s/>This<text:s/>research<text:s/>takes<text:s/>the<text:s/>approach<text:s/>of<text:s/>a<text:s/>micro-history<text:s/>to<text:s/>illuminate<text:s/>Germany’s<text:s/>use<text:s/>of<text:s/>underground<text:s/>dispersal<text:s/>projects.<text:s/>It<text:s/>would<text:s/>be<text:s/>much<text:s/>too<text:s/>big<text:s/>a<text:s/>project<text:s/>to<text:s/>catalog<text:s/>and<text:s/>narrate<text:s/>in<text:s/>any<text:s/>meaningful<text:s/>detail<text:s/>all<text:s/>of<text:s/>the<text:s/>more<text:s/>than<text:s/>thirty<text:s/>underground<text:s/>dispersal<text:s/>projects<text:s/>undertaken<text:s/>by<text:s/>the<text:s/>Waffen<text:s/>SS<text:s/>and<text:s/>under<text:s/>the<text:s/>direction<text:s/>of<text:s/>the<text:s/>Jägerstab,<text:s/>let<text:s/>alone<text:s/>the<text:s/>many<text:s/>more<text:s/>similar<text:s/>projects<text:s/>not<text:s/>organized<text:s/>by<text:s/>this<text:s/>branch<text:s/>of<text:s/>the<text:s/>Nazis.<text:s/>Of<text:s/>necessity,<text:s/>then,<text:s/>this<text:s/>research<text:s/>focuses<text:s/>on<text:s/>one<text:s/>single<text:s/>project<text:s/>in<text:s/>present<text:s/>day<text:s/>Porta<text:s/>Westfalica,<text:s/>near<text:s/>Minden<text:s/>in<text:s/>North<text:s/>Rhein-Westphalia,<text:s/>Germany.<text:s/>A<text:s/>focus<text:s/>on<text:s/>the<text:s/>technical,<text:s/>practical<text:s/>and<text:s/>economic<text:s/>issues,<text:s/>the<text:s/>use<text:s/>of<text:s/>slave<text:s/>labor<text:s/>and<text:s/>the<text:s/>interaction<text:s/>between<text:s/>business<text:s/>and<text:s/>government,<text:s/>and<text:s/>how<text:s/>the<text:s/>local<text:s/>population<text:s/>and<text:s/>governments<text:s/>have<text:s/>dealt<text:s/>and<text:s/>currently<text:s/>deal<text:s/>with<text:s/>the<text:s/>memory<text:s/>of<text:s/>the<text:s/>tunnel<text:s/>and<text:s/>concentration<text:s/>camps,<text:s/>while<text:s/>keeping<text:s/>in<text:s/>mind<text:s/>the<text:s/>similarities<text:s/>and<text:s/>differences<text:s/>found<text:s/>in<text:s/>other<text:s/>projects,<text:s/>establishes<text:s/>baselines<text:s/>and<text:s/>commonalities<text:s/>with<text:s/>which<text:s/>to<text:s/>compare<text:s/>other<text:s/>dispersal<text:s/>projects<text:s/>as<text:s/>well<text:s/>as<text:s/>other<text:s/>localities<text:s/>that<text:s/>must<text:s/>confront<text:s/>their<text:s/>involvement<text:s/>in<text:s/>forced<text:s/>labor<text:s/>projects.</text:span></text:p>
      <text:p text:style-name="P64"><text:span text:style-name="T64_1"><text:tab/>Such<text:s/>historical<text:s/>micro-studies<text:s/>are<text:s/>common<text:s/>and<text:s/>are<text:s/>useful<text:s/>in<text:s/>addressing<text:s/>the<text:s/>multiple<text:s/>layers<text:s/>with<text:s/>which<text:s/>to<text:s/>view<text:s/>a<text:s/>historical<text:s/>topic.<text:s/>An<text:s/>exemplary<text:s/>work<text:s/>using<text:s/>the<text:s/>method<text:s/>of<text:s/>micro<text:s/>histories<text:s/>is<text:s/></text:span><text:span text:style-name="T64_2">The<text:s/>Nazi<text:s/>Seizure<text:s/>of<text:s/>Power:<text:s/>The<text:s/>Experience<text:s/>of<text:s/>a<text:s/>Single<text:s/>German<text:s/>Town,<text:s/>1922-1945</text:span><text:span text:style-name="T64_3">,<text:s/>by<text:s/>William<text:s/>Sheridan<text:s/>Allen.<text:s/>In<text:s/>this<text:s/>work,<text:s/>Allen<text:s/>not<text:s/>only<text:s/>addresses<text:s/>the<text:s/>issue<text:s/>of<text:s/>how<text:s/>the<text:s/>Nazis<text:s/>came<text:s/>to<text:s/>power,<text:s/>but<text:s/>shows<text:s/>the<text:s/>small<text:s/>details<text:s/>from<text:s/>one<text:s/>town<text:s/>and<text:s/>is<text:s/>able<text:s/>to<text:s/>expand<text:s/>that<text:s/>to<text:s/>a<text:s/>larger<text:s/>national<text:s/>framework.<text:s/>While<text:s/>Allen’s<text:s/>results<text:s/>cannot<text:s/>be<text:s/>applied<text:s/>to<text:s/>every<text:s/>town<text:s/>in<text:s/>Germany,<text:s/>the<text:s/>findings<text:s/>are<text:s/>indicative<text:s/>of<text:s/>many<text:s/>such<text:s/>towns.<text:s/>The<text:s/>insights<text:s/>and<text:s/>knowledge<text:s/>gained<text:s/>about<text:s/>the<text:s/>local<text:s/>application<text:s/>of<text:s/>the<text:s/>NSDAP<text:s/>changed<text:s/>historical<text:s/>understanding<text:s/>of<text:s/>the<text:s/>rise<text:s/>of<text:s/>the<text:s/>Nazi<text:s/>party<text:s/>in<text:s/>Germany.<text:s/>A<text:s/>similar<text:s/>outcome<text:s/>is<text:s/>expected<text:s/>with<text:s/>this<text:s/>study.</text:span></text:p>
      <text:p text:style-name="P65"><text:span text:style-name="T65_1"><text:tab/></text:span><text:bookmark-start text:name="Visualizations_web_maps_3D"/><text:span text:style-name="T65_2">Usage</text:span><text:bookmark-end text:name="Visualizations_web_maps_3D"/><text:span text:style-name="T65_3"><text:s/>of<text:s/>interactive<text:s/>graphics,<text:s/>maps,<text:s/>and<text:s/>3D<text:s/>representations<text:s/>of<text:s/>some<text:s/>of<text:s/>the<text:s/>tunnel<text:s/>systems,<text:s/>enhance<text:s/>the<text:s/>understanding<text:s/>of<text:s/>spatial<text:s/>aspects<text:s/>of<text:s/>the<text:s/>underground<text:s/>project.<text:s/>It<text:s/>is<text:s/>hoped<text:s/>that<text:s/>through<text:s/>this<text:s/>use<text:s/>of<text:s/>technology,<text:s/>the<text:s/>project<text:s/>shows<text:s/>how<text:s/>our<text:s/>understanding<text:s/>of<text:s/>the<text:s/>past<text:s/>is<text:s/>augmented<text:s/>and<text:s/>enhanced<text:s/>by<text:s/>forms<text:s/>of<text:s/>new<text:s/>media<text:s/>in<text:s/>that<text:s/>new<text:s/>ways<text:s/>of<text:s/>looking<text:s/>at<text:s/>data<text:s/>require<text:s/>historians<text:s/>to<text:s/>ask<text:s/>different<text:s/>questions<text:s/>and<text:s/>perhaps<text:s/>come<text:s/>to<text:s/>different<text:s/>conclusions.<text:s/>Information<text:s/>about<text:s/>the<text:s/>digital<text:s/>aspects<text:s/>of<text:s/>the<text:s/>project,<text:s/>including<text:s/>analytical<text:s/>and<text:s/>scholarly<text:s/>writing,<text:s/>as<text:s/>well<text:s/>as<text:s/>digitized<text:s/>source<text:s/>materials,<text:s/>are<text:s/>available<text:s/>at<text:s/>http://nazitunnels.org/.</text:span></text:p>
      <text:p text:style-name="P66"><text:span text:style-name="T66_1"><text:tab/>What<text:s/>does<text:s/>new<text:s/>media<text:s/>and<text:s/>digitization<text:s/>provide<text:s/>to<text:s/>historical<text:s/>research?<text:s/>Does<text:s/>it<text:s/>enhance<text:s/>or<text:s/>provide<text:s/>a<text:s/>different<text:s/>experience,<text:s/>or<text:s/>way<text:s/>to<text:s/>research<text:s/>that<text:s/>wasn’t<text:s/>there<text:s/>before?<text:s/>Some<text:s/>historians,<text:s/>such<text:s/>as<text:s/>David<text:s/>Staley,<text:s/>argue<text:s/>that<text:s/>history<text:s/>can<text:s/>and<text:s/>should<text:s/>be<text:s/>told<text:s/>through<text:s/>other<text:s/>mediums<text:s/>besides<text:s/>linear<text:s/>sequential<text:s/>text.<text:s/>Just<text:s/>as<text:s/>the<text:s/>vibrations<text:s/>of<text:s/>sound<text:s/>are<text:s/>altered<text:s/>depending<text:s/>on<text:s/>what<text:s/>medium<text:s/>they<text:s/>travel<text:s/>through<text:s/>(air,<text:s/>water,<text:s/>wood,<text:s/>etc),<text:s/>the<text:s/>result<text:s/>of<text:s/>putting<text:s/>history<text:s/>through<text:s/>a<text:s/>different<text:s/>media<text:s/>would<text:s/>produce<text:s/>a<text:s/>different<text:s/>way<text:s/>of<text:s/>understanding<text:s/>that<text:s/>history.</text:span><text:span text:style-name="T66_2"><text:note text:note-class="footnote"><text:note-citation/><text:note-body><text:p text:style-name="P67"><text:span text:style-name="T67_1"><text:s/></text:span><text:span text:style-name="T67_2">{<text:s/>|<text:s/>Staley,<text:s/>2003<text:s/>|<text:s/>p.<text:s/>21<text:s/>|<text:s/>|zu:312:TWD5K6Q4}</text:span></text:p></text:note-body></text:note></text:span><text:span text:style-name="T67_3"><text:s/>Most<text:s/>historians,<text:s/>insist<text:s/>Staley,<text:s/>use<text:s/>computers<text:s/>“to<text:s/>laterally<text:s/>transfer<text:s/>textual<text:s/>culture<text:s/>from<text:s/>paper<text:s/>to<text:s/>screen.”<text:s/>This,<text:s/>he<text:s/>says,<text:s/>is<text:s/>like<text:s/>using<text:s/>a<text:s/>car<text:s/>only<text:s/>to<text:s/>park.<text:s/></text:span></text:p>
      <text:p text:style-name="P68"><text:span text:style-name="T68_1"><text:tab/>Other<text:s/>sciences,<text:s/>like<text:s/>architects,<text:s/>use<text:s/>computers<text:s/>not<text:s/>to<text:s/>show<text:s/>pictures<text:s/>of<text:s/>their<text:s/>buildings<text:s/>as<text:s/>a<text:s/>two<text:s/>dimensional<text:s/>blue<text:s/>print,<text:s/>but<text:s/>to<text:s/>design<text:s/>and<text:s/>create<text:s/>multiple<text:s/>levels<text:s/>of<text:s/>abstraction<text:s/>for<text:s/>understanding<text:s/>and<text:s/>developing<text:s/>a<text:s/>building.</text:span><text:span text:style-name="T68_2">⁠</text:span><text:span text:style-name="T68_3"><text:note text:note-class="footnote"><text:note-citation/><text:note-body><text:p text:style-name="P69"><text:span text:style-name="T69_1"><text:s/></text:span><text:span text:style-name="T69_2">{<text:s/>|<text:s/>Staley,<text:s/>2003<text:s/>|<text:s/>p.<text:s/>4|<text:s/>|zu:312:TWD5K6Q4}</text:span></text:p></text:note-body></text:note></text:span><text:span text:style-name="T69_3"><text:s/>They<text:s/>use<text:s/>the<text:s/>technology<text:s/>of<text:s/>the<text:s/>computer<text:s/>to<text:s/>enhance<text:s/>and<text:s/>understand<text:s/>their<text:s/>plans<text:s/>in<text:s/>new<text:s/>and<text:s/>different<text:s/>ways.<text:s/>Images<text:s/>or<text:s/>diagrams<text:s/>can<text:s/>represent<text:s/>data,<text:s/>history,<text:s/>and<text:s/>information<text:s/>in<text:s/>different<text:s/>and<text:s/>sometimes<text:s/>better<text:s/>ways<text:s/>than<text:s/>just<text:s/>words.<text:s/>Better<text:s/>than<text:s/>just<text:s/>a<text:s/>solitary<text:s/>diagram<text:s/>or<text:s/>plain<text:s/>text,<text:s/>is<text:s/>the<text:s/>combination<text:s/>of<text:s/>both<text:s/>mediums;<text:s/>the<text:s/>one<text:s/>explaining<text:s/>and<text:s/>expounding<text:s/>the<text:s/>other.</text:span><text:span text:style-name="T69_4">⁠</text:span><text:span text:style-name="T69_5"><text:note text:note-class="footnote"><text:note-citation/><text:note-body><text:p text:style-name="P70"><text:span text:style-name="T70_1"><text:s/></text:span><text:span text:style-name="T70_2">{<text:s/>|<text:s/>Staley,<text:s/>2003<text:s/>|<text:s/>p.<text:s/>7<text:s/>|<text:s/>|zu:312:TWD5K6Q4}</text:span></text:p></text:note-body></text:note></text:span><text:span text:style-name="T70_3"><text:s/>There<text:s/>is<text:s/>no<text:s/>analysis<text:s/>with<text:s/>just<text:s/>a<text:s/>diagram.<text:s/>And<text:s/>analysis<text:s/>is<text:s/>what<text:s/>the<text:s/>historian<text:s/>uses<text:s/>many,<text:s/>many<text:s/>words<text:s/>for.<text:s/>Images<text:s/>and<text:s/>diagrams<text:s/>enhance<text:s/>the<text:s/>analysis<text:s/>and<text:s/>provide<text:s/>information<text:s/>in<text:s/>much<text:s/>quicker<text:s/>and<text:s/>in<text:s/>more<text:s/>succinct<text:s/>ways.</text:span><text:span text:style-name="T70_4">⁠⁠</text:span><text:span text:style-name="T70_5"><text:note text:note-class="footnote"><text:note-citation/><text:note-body><text:p text:style-name="P71"><text:span text:style-name="T71_1"><text:s/></text:span><text:span text:style-name="T71_2">{<text:s/>|<text:s/>Staley,<text:s/>2003<text:s/>|<text:s/>p.<text:s/>48<text:s/>|<text:s/>|zu:312:TWD5K6Q4}</text:span></text:p></text:note-body></text:note></text:span><text:span text:style-name="T71_3"><text:s/>The<text:s/>old<text:s/>adage<text:s/>that<text:s/>a<text:s/>picture<text:s/>is<text:s/>worth<text:s/>a<text:s/>thousand<text:s/>words<text:s/>is<text:s/>applicable<text:s/>to<text:s/>historical<text:s/>research.<text:s/>“Where<text:s/>writing<text:s/>emphasizes<text:s/>sequence,<text:s/>unidimensionality,<text:s/>and<text:s/>linear<text:s/>chains,”<text:s/>argues<text:s/>Staley,<text:s/>“visualization<text:s/>enables<text:s/>simultaneity,<text:s/>structure,<text:s/>and<text:s/>association.”</text:span><text:span text:style-name="T71_4">⁠</text:span><text:span text:style-name="T71_5"><text:note text:note-class="footnote"><text:note-citation/><text:note-body><text:p text:style-name="P72"><text:span text:style-name="T72_1"><text:s/></text:span><text:span text:style-name="T72_2">{<text:s/>|<text:s/>Staley,<text:s/>2003<text:s/>|<text:s/>p.<text:s/>53<text:s/>|<text:s/>|zu:312:TWD5K6Q4}</text:span></text:p></text:note-body></text:note></text:span><text:span text:style-name="T72_3"><text:s/></text:span><text:bookmark-start text:name="Staley"/><text:span text:style-name="T72_4">When</text:span><text:bookmark-end text:name="Staley"/><text:span text:style-name="T72_5"><text:s/>viewing<text:s/>a<text:s/>diagram<text:s/>or<text:s/>image,<text:s/>the<text:s/>observer<text:s/>is<text:s/>able<text:s/>to<text:s/>comprehend<text:s/>multiple<text:s/>scenarios,<text:s/>time<text:s/>frames,<text:s/>and<text:s/>associations.<text:s/>With<text:s/>text,<text:s/>each<text:s/>explanation<text:s/>must<text:s/>be<text:s/>taken<text:s/>in<text:s/>one<text:s/>section<text:s/>at<text:s/>a<text:s/>time.<text:s/>Visuals,<text:s/>as<text:s/>it<text:s/>were,<text:s/>allow<text:s/>the<text:s/>observer<text:s/>to<text:s/>process<text:s/>multiple<text:s/>paragraphs<text:s/>in<text:s/>one<text:s/>glance.</text:span></text:p>
      <text:p text:style-name="P73"><text:span text:style-name="T73_1"><text:tab/></text:span><text:bookmark-start text:name="Gibbs_critique_visualizations"/><text:span text:style-name="T73_2">In<text:s/>a<text:s/>rece</text:span><text:bookmark-end text:name="Gibbs_critique_visualizations"/><text:span text:style-name="T73_3">nt<text:s/>blog<text:s/>post,<text:s/>historian<text:s/>Fred<text:s/>Gibbs<text:s/>noted<text:s/>the<text:s/>need<text:s/>for<text:s/>historians<text:s/>(humanities<text:s/>scholars<text:s/>in<text:s/>general)<text:s/>to<text:s/>be<text:s/>conversant<text:s/>and<text:s/>critical<text:s/>of<text:s/>visualizations.<text:s/>Visualizations<text:s/>are<text:s/>increasingly<text:s/>computed,<text:s/>not<text:s/>just<text:s/>designed,<text:s/>and<text:s/>as<text:s/>such<text:s/>have<text:s/>inherent<text:s/>arguments.<text:s/>These<text:s/>nuances<text:s/>of<text:s/>visualizations<text:s/>need<text:s/>to<text:s/>be<text:s/>recognized<text:s/>and<text:s/>addressed<text:s/>by<text:s/>the<text:s/>creators<text:s/>(historians,<text:s/>humanities<text:s/>scholars)<text:s/>and<text:s/>understood<text:s/>and<text:s/>critiqued<text:s/>by<text:s/>the<text:s/>consumers<text:s/>(other<text:s/>scholars).<text:s/>“Visual<text:s/>criticism<text:s/>is<text:s/>not<text:s/>a<text:s/>digital<text:s/>[humanities]<text:s/>problem,<text:s/>it<text:s/>is<text:s/>a<text:s/>[humanities]<text:s/>problem.”</text:span><text:span text:style-name="T73_4"><text:note text:note-class="footnote"><text:note-citation/><text:note-body><text:p text:style-name="P74"><text:span text:style-name="T74_1"><text:s/></text:span><text:span text:style-name="T74_2">{<text:s/>|<text:s/>Gibbs,<text:s/>2015<text:s/>|<text:s/>|<text:s/>|zu:312:F5DP4JT5}</text:span></text:p></text:note-body></text:note></text:span></text:p>
      <text:p text:style-name="P75"><text:span text:style-name="T75_1"><text:tab/></text:span><text:bookmark-start text:name="Pickles_"/><text:span text:style-name="T75_2">Maps<text:s/>prov</text:span><text:bookmark-end text:name="Pickles_"/><text:span text:style-name="T75_3">ide<text:s/>another<text:s/>alternative<text:s/>medium<text:s/>to<text:s/>text<text:s/>for<text:s/>the<text:s/>understanding<text:s/>of<text:s/>history.<text:s/>Geography<text:s/>professor<text:s/>John<text:s/>Pickles,<text:s/>in<text:s/>his<text:s/>work<text:s/></text:span><text:span text:style-name="T75_4">A<text:s/>History<text:s/>of<text:s/>Spaces</text:span><text:span text:style-name="T75_5">,<text:s/>describes<text:s/>the<text:s/>many<text:s/>different<text:s/>levels<text:s/>with<text:s/>which<text:s/>to<text:s/>use<text:s/>maps.<text:s/>While<text:s/>speaking<text:s/>to<text:s/>geographers,<text:s/>his<text:s/>remarks<text:s/>show<text:s/>how<text:s/>historians<text:s/>can<text:s/>view<text:s/>and<text:s/>interpret<text:s/>maps<text:s/>in<text:s/>unique<text:s/>ways.<text:s/>“At<text:s/>one<text:s/>level,<text:s/>the<text:s/>map<text:s/>and<text:s/>the<text:s/>mapping<text:s/>exercise<text:s/>can<text:s/>be<text:s/>seen<text:s/>as<text:s/>the<text:s/>careful<text:s/>scaling<text:s/>and<text:s/>coding<text:s/>of<text:s/>worldly<text:s/>objects<text:s/>and<text:s/>spaces<text:s/>for<text:s/>particular<text:s/>purposes,”<text:s/>states<text:s/>Pickles,<text:s/>“the<text:s/>topographic<text:s/>map<text:s/>enables<text:s/>accurate<text:s/>assay<text:s/>of<text:s/>and<text:s/>navigation<text:s/>through<text:s/>the<text:s/>landscape;<text:s/>the<text:s/>geological<text:s/>map<text:s/>identifies<text:s/>regions<text:s/>of<text:s/>similar<text:s/>surface<text:s/>and<text:s/>subsurface<text:s/>rock,<text:s/>along<text:s/>with<text:s/>boundary<text:s/>features<text:s/>such<text:s/>as<text:s/>faults<text:s/>and<text:s/>fracture<text:s/>zones;<text:s/>the<text:s/>architectural<text:s/>plan<text:s/>identifies<text:s/>the<text:s/>inner<text:s/>and<text:s/>outer<text:s/>spaces<text:s/>of<text:s/>built<text:s/>objects<text:s/>to<text:s/>guide<text:s/>the<text:s/>builder,<text:s/>lawyer<text:s/>and<text:s/>owner;<text:s/>and<text:s/>the<text:s/>street<text:s/>map<text:s/>identifies<text:s/>property<text:s/>boundaries,<text:s/>public<text:s/>infrastructure<text:s/>and<text:s/>official<text:s/>names<text:s/>for<text:s/>buildings,<text:s/>streets,<text:s/>and<text:s/>public<text:s/>and<text:s/>some<text:s/>private<text:s/>spaces.”</text:span><text:span text:style-name="T75_6">⁠</text:span><text:span text:style-name="T75_7"><text:note text:note-class="footnote"><text:note-citation/><text:note-body><text:p text:style-name="P76"><text:span text:style-name="T76_1"><text:s/></text:span><text:span text:style-name="T76_2">{<text:s/>|<text:s/>Pickles,<text:s/>2004<text:s/>|<text:s/>p.<text:s/>20<text:s/>|<text:s/>|zu:312:WFW5VUKW}</text:span></text:p></text:note-body></text:note></text:span><text:span text:style-name="T76_3"><text:s/>Maps<text:s/>of<text:s/>this<text:s/>sort<text:s/>tell<text:s/>us<text:s/>information.<text:s/>When<text:s/>this<text:s/>information<text:s/>is<text:s/>viewed<text:s/>in<text:s/>relation<text:s/>with<text:s/>time,<text:s/>it<text:s/>becomes<text:s/>valuable<text:s/>for<text:s/>those<text:s/>who<text:s/>study<text:s/>the<text:s/>past.<text:s/>Indeed,<text:s/>Pickles<text:s/>shows<text:s/>that<text:s/>maps<text:s/>form<text:s/>a<text:s/>way<text:s/>to<text:s/>see<text:s/>what<text:s/>is<text:s/>important<text:s/>and<text:s/>unimportant<text:s/>to<text:s/>the<text:s/>cartographer<text:s/>during<text:s/>that<text:s/>time.<text:s/>Just<text:s/>as<text:s/>historians<text:s/>must<text:s/>decide<text:s/>what<text:s/>information<text:s/>is<text:s/>most<text:s/>important<text:s/>to<text:s/>include<text:s/>in<text:s/>their<text:s/>writings,<text:s/>a<text:s/>cartographer<text:s/>must<text:s/>decide<text:s/>what<text:s/>icons<text:s/>and<text:s/>information,<text:s/>what<text:s/>lines<text:s/>and<text:s/>spaces,<text:s/>are<text:s/>most<text:s/>important<text:s/>to<text:s/>his<text:s/>or<text:s/>her<text:s/>story.<text:s/></text:span></text:p>
      <text:p text:style-name="P77"><text:span text:style-name="T77_1"><text:tab/>What<text:s/>is<text:s/>historical<text:s/>writing<text:s/>but<text:s/>attempting<text:s/>to<text:s/>recreate<text:s/>past<text:s/>realities<text:s/>with<text:s/>words?<text:s/>Cartography<text:s/>is<text:s/>very<text:s/>similar.<text:s/>Cartographers<text:s/>try<text:s/>to<text:s/>recreate<text:s/>reality<text:s/>through<text:s/>symbols;<text:s/>lines,<text:s/>shapes<text:s/>and<text:s/>images.<text:s/>It<text:s/>is<text:s/>telling<text:s/>on<text:s/>the<text:s/>history<text:s/>profession<text:s/>that<text:s/>we<text:s/>are<text:s/>not<text:s/>included<text:s/>in<text:s/>Pickle’s<text:s/>list<text:s/>of<text:s/>fields<text:s/>that<text:s/>are<text:s/>increasingly<text:s/>seeing<text:s/>the<text:s/>importance<text:s/>of<text:s/>maps<text:s/>in<text:s/>their<text:s/>study.<text:s/>Maps<text:s/>provide<text:s/>a<text:s/>“new<text:s/>analytics<text:s/>and<text:s/>a<text:s/>new<text:s/>view<text:s/>of<text:s/>modeling<text:s/>reality.”<text:s/>He<text:s/>continues,<text:s/>“It<text:s/>is<text:s/>comparatively<text:s/>easy<text:s/>to<text:s/>visualize<text:s/>maps<text:s/>as<text:s/>representation<text:s/>models<text:s/>of<text:s/>the<text:s/>real<text:s/>world,<text:s/>but<text:s/>it<text:s/>is<text:s/>important<text:s/>to<text:s/>realize<text:s/>that<text:s/>they<text:s/>are<text:s/>also<text:s/>conceptual<text:s/>models<text:s/>containing<text:s/>the<text:s/>essence<text:s/>of<text:s/>some<text:s/>generalization<text:s/>about<text:s/>reality.<text:s/>In<text:s/>that<text:s/>role,<text:s/>maps<text:s/>are<text:s/>useful<text:s/>analytical<text:s/>tools<text:s/>which<text:s/>help<text:s/>investigators<text:s/>to<text:s/>see<text:s/>the<text:s/>real<text:s/>world<text:s/>in<text:s/>a<text:s/>new<text:s/>light,<text:s/>or<text:s/>even<text:s/>to<text:s/>allow<text:s/>them<text:s/>an<text:s/>entirely<text:s/>new<text:s/>view<text:s/>of<text:s/>reality.”</text:span><text:span text:style-name="T77_2">⁠</text:span><text:span text:style-name="T77_3"><text:note text:note-class="footnote"><text:note-citation/><text:note-body><text:p text:style-name="P78"><text:span text:style-name="T78_1"><text:s/></text:span><text:span text:style-name="T78_2">{<text:s/>|<text:s/>Pickles,<text:s/>2004<text:s/>|<text:s/>p.<text:s/>27<text:s/>|<text:s/>|zu:312:WFW5VUKW}</text:span></text:p></text:note-body></text:note></text:span><text:span text:style-name="T78_3"><text:s/>Writing<text:s/>history<text:s/>is<text:s/>precisely<text:s/>what<text:s/>Pickles<text:s/>defines<text:s/>as<text:s/>maps,<text:s/>albeit<text:s/>historians<text:s/>seek<text:s/>to<text:s/>simulate<text:s/>a<text:s/>past<text:s/>reality.<text:s/>Maps<text:s/>can<text:s/>provide,<text:s/>just<text:s/>as<text:s/>they<text:s/>do<text:s/>for<text:s/>cartographers,<text:s/>an<text:s/>analytical<text:s/>tool<text:s/>for<text:s/>seeing<text:s/>past<text:s/>realities<text:s/>in<text:s/>a<text:s/>new<text:s/>light.<text:s/>One<text:s/>way<text:s/>maps<text:s/>help<text:s/>shed<text:s/>this<text:s/>new<text:s/>light<text:s/>is<text:s/>by<text:s/>allowing<text:s/>historians<text:s/>to<text:s/>discover<text:s/>new<text:s/>relationships.</text:span><text:span text:style-name="T78_4"><text:note text:note-class="footnote"><text:note-citation/><text:note-body><text:p text:style-name="P79"><text:span text:style-name="T79_1"><text:s/></text:span><text:span text:style-name="T79_2">{<text:s/>|<text:s/>Pickles,<text:s/>2004<text:s/>|<text:s/>p.<text:s/>32<text:s/>|<text:s/>|zu:312:WFW5VUKW}</text:span></text:p></text:note-body></text:note></text:span></text:p>
      <text:p text:style-name="P80"><text:span text:style-name="T80_1"><text:tab/></text:span><text:bookmark-start text:name="How_does_this_work_approach_vi"/><text:span text:style-name="T80_2">This</text:span><text:bookmark-end text:name="How_does_this_work_approach_vi"/><text:span text:style-name="T80_3"><text:s/>research<text:s/>makes<text:s/>use<text:s/>of<text:s/>visuals<text:s/>in<text:s/>the<text:s/>form<text:s/>of<text:s/>graphs,<text:s/>diagrams<text:s/>and<text:s/>maps.<text:s/>Graphs<text:s/>in<text:s/>chapter<text:s/>five<text:s/>allow<text:s/>for<text:s/>a<text:s/>much<text:s/>easier<text:s/>way<text:s/>to<text:s/>compare<text:s/>the<text:s/>accounts<text:s/>of<text:s/>place<text:s/>within<text:s/>the<text:s/>camps.<text:s/>Specifically,<text:s/>the<text:s/>graphs<text:s/>and<text:s/>scatter<text:s/>plot<text:s/>showed<text:s/>a<text:s/>difference<text:s/>in<text:s/>how<text:s/>men<text:s/>and<text:s/>women<text:s/>looked<text:s/>at<text:s/>their<text:s/>experiences<text:s/>by<text:s/>their<text:s/>focus<text:s/>on<text:s/>events.</text:span></text:p>
      <text:p text:style-name="P81"><text:span text:style-name="T81_1"><text:tab/>One<text:s/>of<text:s/>the<text:s/>unique<text:s/>aspects<text:s/>of<text:s/>this<text:s/>dissertation<text:s/>project<text:s/>is<text:s/>that<text:s/>it<text:s/>explores<text:s/>the<text:s/>confluence<text:s/>of<text:s/>new<text:s/>media<text:s/>with<text:s/>historical<text:s/>writing.<text:s/>This<text:s/>project<text:s/>is<text:s/>greatly<text:s/>enhanced<text:s/>by<text:s/>many<text:s/>digital<text:s/>aspects<text:s/>including<text:s/>creating<text:s/>an<text:s/>online<text:s/>repository<text:s/>of<text:s/>primary<text:s/>sources,<text:s/>and<text:s/>a<text:s/>website<text:s/>and<text:s/>blog<text:s/>for<text:s/>public<text:s/>and<text:s/>peer<text:s/>feed<text:s/>back<text:s/>as<text:s/>the<text:s/>dissertation<text:s/>is<text:s/>being<text:s/>written.<text:s/>An<text:s/>online<text:s/>repository,<text:s/>website,<text:s/>and<text:s/>online<text:s/>forum,<text:s/>provide<text:s/>research<text:s/>and<text:s/>sources<text:s/>to<text:s/>the<text:s/>public<text:s/>and<text:s/>scholars<text:s/>alike.<text:s/>Even<text:s/>in<text:s/>the<text:s/>early<text:s/>stages<text:s/>of<text:s/>the<text:s/>dissertation<text:s/>research<text:s/>process,<text:s/>the<text:s/>presence<text:s/>and<text:s/>availability<text:s/>of<text:s/>a<text:s/>dissertation<text:s/>website<text:s/>have<text:s/>instigated<text:s/>correspondence<text:s/>with<text:s/>interested<text:s/>non-scholarly<text:s/>individuals.<text:s/>Some<text:s/>of<text:s/>these<text:s/>examples<text:s/>are<text:s/>discussed<text:s/>in<text:s/>the<text:s/>concluding<text:s/>pages<text:s/>of<text:s/>this<text:s/>work.</text:span></text:p>
      <text:p text:style-name="P82"><text:span text:style-name="T82_1"><text:tab/>One<text:s/>important<text:s/>question<text:s/>in<text:s/>the<text:s/>historical<text:s/>profession<text:s/>is<text:s/>how<text:s/>and<text:s/>when<text:s/>a<text:s/>dissertation<text:s/>should<text:s/>be<text:s/>made<text:s/>available<text:s/>to<text:s/>other<text:s/>scholars.<text:s/>In<text:s/>July,<text:s/>2013<text:s/>the<text:s/>American<text:s/>Historical<text:s/>Association<text:s/>officially<text:s/>supported</text:span><text:span text:style-name="T82_2"><text:note text:note-class="footnote"><text:note-citation/><text:note-body><text:p text:style-name="P83"><text:span text:style-name="T83_1"><text:s/></text:span><text:span text:style-name="T83_2">http://blog.historians.org/2013/07/american-historical-association-statement-on-policies-regarding-the-embargoing-of-completed-history-phd-dissertations/</text:span></text:p></text:note-body></text:note></text:span><text:span text:style-name="T83_3"><text:s/>the<text:s/>option<text:s/>for<text:s/>recent<text:s/>PhD<text:s/>graduates<text:s/>to<text:s/>embargo<text:s/>their<text:s/>work<text:s/>for<text:s/>several<text:s/>years<text:s/>to<text:s/>allow<text:s/>them<text:s/>time<text:s/>to<text:s/>complete<text:s/>their<text:s/>research<text:s/>in<text:s/>book<text:s/>form.<text:s/>The<text:s/>statement<text:s/>argues<text:s/>that<text:s/>new<text:s/>historians<text:s/>could<text:s/>be<text:s/>at<text:s/>a<text:s/>serious<text:s/>disadvantage<text:s/>if<text:s/>required<text:s/>to<text:s/>grant<text:s/>public<text:s/>access<text:s/>to<text:s/>their<text:s/>newly<text:s/>completed<text:s/>dissertation.<text:s/>While<text:s/>I<text:s/>have<text:s/>not<text:s/>yet<text:s/>published<text:s/>a<text:s/>scholarly<text:s/>piece,<text:s/>I<text:s/>do<text:s/>know<text:s/>that<text:s/>my<text:s/>research<text:s/>has<text:s/>only<text:s/>positively<text:s/>benefited<text:s/>from<text:s/>being<text:s/>out<text:s/>in<text:s/>the<text:s/>open.<text:s/>The<text:s/>process<text:s/>of<text:s/>writing<text:s/>this<text:s/>dissertation,<text:s/>then,<text:s/>is<text:s/>an<text:s/>open<text:s/>experiment<text:s/>to<text:s/>see<text:s/>how<text:s/>helpful<text:s/>or<text:s/>hurtful<text:s/>publicizing<text:s/>not<text:s/>only<text:s/>the<text:s/>dissertation,<text:s/>but<text:s/>the<text:s/>also<text:s/>the<text:s/>research<text:s/>and<text:s/>writing<text:s/>process,<text:s/>will<text:s/>be<text:s/>for<text:s/>future<text:s/>publication.<text:s/>I<text:s/>suspect<text:s/>that<text:s/>the<text:s/>more<text:s/>exposure<text:s/>to<text:s/>and<text:s/>conversation<text:s/>about<text:s/>my<text:s/>research<text:s/>I<text:s/>get,<text:s/>the<text:s/>better<text:s/>it<text:s/>will<text:s/>become.</text:span></text:p>
      <text:p text:style-name="P84"><text:span text:style-name="T84_1"><text:tab/>Not<text:s/>much<text:s/>has<text:s/>changed<text:s/>over<text:s/>the<text:s/>hundreds<text:s/>of<text:s/>years<text:s/>that<text:s/>our<text:s/>modern<text:s/>society<text:s/>has<text:s/>been<text:s/>researching<text:s/>and<text:s/>writing<text:s/>history.<text:s/>Modern<text:s/>technology<text:s/>offers<text:s/>historians<text:s/>an<text:s/>increased<text:s/>opportunity<text:s/>to<text:s/>present<text:s/>sources,<text:s/>seek<text:s/>for<text:s/>collaboration,<text:s/>and<text:s/>thereby<text:s/>create<text:s/>more<text:s/>accurate<text:s/>accounts<text:s/>of<text:s/>the<text:s/>past.<text:s/>Evolutions<text:s/>and<text:s/>revolutions<text:s/>within<text:s/>the<text:s/>age<text:s/>of<text:s/>computers,<text:s/>specifically<text:s/>the<text:s/>way<text:s/>software<text:s/>is<text:s/>developed<text:s/>and<text:s/>disseminated,<text:s/>can<text:s/>be<text:s/>applicable<text:s/>to<text:s/>the<text:s/>way<text:s/>history<text:s/>can<text:s/>be<text:s/>done.<text:s/>A<text:s/>growing<text:s/>philosophy<text:s/>of<text:s/>software<text:s/>development<text:s/>is<text:s/>the<text:s/>Open<text:s/>Source<text:s/>movement.<text:s/>Within<text:s/>this<text:s/>philosophy,<text:s/>the<text:s/>underlying<text:s/>code<text:s/>of<text:s/>applications<text:s/>is<text:s/>open<text:s/>and<text:s/>available,<text:s/>freely<text:s/>accessible<text:s/>without<text:s/>cost<text:s/>or<text:s/>restriction.</text:span><text:span text:style-name="T84_2"><text:note text:note-class="footnote"><text:note-citation/><text:note-body><text:p text:style-name="P85"><text:span text:style-name="T85_1"><text:s/></text:span><text:span text:style-name="T85_2">Known<text:s/>in<text:s/>the<text:s/>Open<text:s/>Source<text:s/>community<text:s/>as<text:s/>“free<text:s/>as<text:s/>in<text:s/>beer”<text:s/>and<text:s/>“free<text:s/>as<text:s/>in<text:s/>speech”,<text:s/>respectively,<text:s/>implying<text:s/>that<text:s/>no<text:s/>money<text:s/>need<text:s/>be<text:s/>exchanged<text:s/>in<text:s/>order<text:s/>to<text:s/>see<text:s/>the<text:s/>code,<text:s/>and<text:s/>no<text:s/>restrictions<text:s/>are<text:s/>placed<text:s/>on<text:s/>modifying<text:s/>and<text:s/>further<text:s/>distributing<text:s/>the<text:s/>code.</text:span></text:p></text:note-body></text:note></text:span><text:span text:style-name="T85_3"><text:s/>Many<text:s/>wonderful<text:s/>programs<text:s/>are<text:s/>written<text:s/>using<text:s/>this<text:s/>ethos,<text:s/>such<text:s/>as<text:s/>the<text:s/>GNU/Linux<text:s/>operating<text:s/>system<text:s/>that<text:s/>powers<text:s/>the<text:s/>majority<text:s/>of<text:s/>servers<text:s/>making<text:s/>up<text:s/>the<text:s/>Internet<text:s/>and<text:s/>World<text:s/>Wide<text:s/>Web.<text:s/>Software<text:s/>such<text:s/>as<text:s/>Apache,<text:s/>PHP,<text:s/>MySQL,<text:s/>HTML,<text:s/>CSS,<text:s/>WordPress,<text:s/>Drupal,<text:s/>Ruby,<text:s/>Python,<text:s/>and<text:s/>Perl,<text:s/>all<text:s/>of<text:s/>which<text:s/>are<text:s/>web<text:s/>applications<text:s/>and<text:s/>services<text:s/>upon<text:s/>which<text:s/>the<text:s/>World<text:s/>Wide<text:s/>Web<text:s/>is<text:s/>built,<text:s/>and<text:s/>even<text:s/>the<text:s/>operating<text:s/>systems<text:s/>on<text:s/>Android<text:s/>smart<text:s/>phones</text:span><text:span text:style-name="T85_4"><text:note text:note-class="footnote"><text:note-citation/><text:note-body><text:p text:style-name="P86"><text:span text:style-name="T86_1"><text:s/></text:span><text:span text:style-name="T86_2">Android<text:s/>is<text:s/>actually<text:s/>just<text:s/>a<text:s/>trimmed<text:s/>down<text:s/>and<text:s/>specialized<text:s/>version<text:s/>of<text:s/>the<text:s/>GNU/Linux<text:s/>operating<text:s/>system.<text:s/>According<text:s/>to<text:s/>statistics<text:s/>for<text:s/>2015,<text:s/>over<text:s/>82%<text:s/>of<text:s/>all<text:s/>smartphones<text:s/>are<text:s/>using<text:s/>the<text:s/>Android<text:s/>operating<text:s/>system.<text:s/>{<text:s/>|<text:s/>anon.<text:s/>IDC:<text:s/>Smartphone<text:s/>OS<text:s/>Market<text:s/>Share,<text:s/>no<text:s/>date<text:s/>|<text:s/>|<text:s/>|zu:312:DWQEXTIP}3</text:span></text:p></text:note-body></text:note></text:span><text:span text:style-name="T86_3"><text:s/>are<text:s/>all<text:s/>built<text:s/>under<text:s/>the<text:s/>Open<text:s/>Source<text:s/>mantra.<text:s/>Our<text:s/>modern<text:s/>lifestyle<text:s/>exists<text:s/>because<text:s/>of<text:s/>Open<text:s/>Source<text:s/>ideals<text:s/>and<text:s/>the<text:s/>software<text:s/>built<text:s/>within<text:s/>that<text:s/>framework.</text:span><text:span text:style-name="T86_4"><text:note text:note-class="footnote"><text:note-citation/><text:note-body><text:p text:style-name="P87"><text:span text:style-name="T87_1"><text:s/></text:span><text:span text:style-name="T87_2">See<text:s/>the<text:s/>Open<text:s/>Source<text:s/>Initiative<text:s/>website<text:s/>for<text:s/>details<text:s/>on<text:s/>the<text:s/>definition<text:s/>of<text:s/>Open<text:s/>Source.<text:s/>http://opensource.org/docs/osd</text:span></text:p></text:note-body></text:note></text:span><text:span text:style-name="T87_3"><text:s/>The<text:s/>historical<text:s/>profession<text:s/>can,<text:s/>and<text:s/>should,<text:s/>learn<text:s/>from<text:s/>this<text:s/>community<text:s/>ethos.<text:s/>One<text:s/>mantra<text:s/>from<text:s/>the<text:s/>Open<text:s/>Source<text:s/>community<text:s/>states<text:s/>in<text:s/>essence,<text:s/>the<text:s/>more<text:s/>people<text:s/>look<text:s/>at<text:s/>the<text:s/>code<text:s/>the<text:s/>quicker<text:s/>problems<text:s/>can<text:s/>be<text:s/>recognized<text:s/>and<text:s/>fixed.</text:span><text:span text:style-name="T87_4"><text:note text:note-class="footnote"><text:note-citation/><text:note-body><text:p text:style-name="P88"><text:span text:style-name="T88_1"><text:s/></text:span><text:span text:style-name="T88_2">Known<text:s/>as<text:s/>the<text:s/>“many<text:s/>eyes”<text:s/>law<text:s/>or<text:s/>“Linus’s<text:s/>Law”.<text:s/>http://en.wikipedia.org/wiki/Linus%27s_Law</text:span></text:p></text:note-body></text:note></text:span><text:span text:style-name="T88_3"><text:s/>I<text:s/>believe<text:s/>the<text:s/>same<text:s/>principle<text:s/>can<text:s/>be<text:s/>applied<text:s/>to<text:s/>doing<text:s/>historical<text:s/>research.<text:s/>Many<text:s/>researchers,<text:s/>not<text:s/>just<text:s/>scholars<text:s/>or<text:s/>professionals,<text:s/>but<text:s/>amateurs<text:s/>and<text:s/>any<text:s/>interested<text:s/>individuals,<text:s/>can<text:s/>put<text:s/>together<text:s/>a<text:s/>more<text:s/>accurate<text:s/>picture<text:s/>of<text:s/>the<text:s/>past<text:s/>than<text:s/>just<text:s/>one<text:s/>person.<text:s/>History<text:s/>is<text:s/>made<text:s/>by<text:s/>a<text:s/>multitude<text:s/>of<text:s/>people’s<text:s/>choices<text:s/>and<text:s/>actions,<text:s/>it’s<text:s/>absurd<text:s/>to<text:s/>think<text:s/>that<text:s/>one<text:s/>person<text:s/>can<text:s/>interpret<text:s/>and<text:s/>analyze<text:s/>them<text:s/>by<text:s/>him<text:s/>or<text:s/>herself.<text:s/>In<text:s/>that<text:s/>vein<text:s/>of<text:s/>thought,<text:s/>this<text:s/>dissertation<text:s/>seeks<text:s/>the<text:s/>input<text:s/>and<text:s/>collaboration<text:s/>of<text:s/>any<text:s/>interested<text:s/>individual<text:s/>to<text:s/>supply<text:s/>sources,<text:s/>critiques,<text:s/>improvements<text:s/>and<text:s/>suggestions<text:s/>for<text:s/>the<text:s/>formation<text:s/>of<text:s/>this<text:s/>work.<text:s/>As<text:s/>with<text:s/>any<text:s/>collaborative<text:s/>work,<text:s/>there<text:s/>needs<text:s/>to<text:s/>be<text:s/>one<text:s/>individual<text:s/>with<text:s/>ultimate<text:s/>authority<text:s/>to<text:s/>say<text:s/>when<text:s/>changes<text:s/>should<text:s/>end,<text:s/>and<text:s/>such<text:s/>a<text:s/>position<text:s/>is<text:s/>held<text:s/>by<text:s/>the<text:s/>writer<text:s/>of<text:s/>this<text:s/>work.<text:s/></text:span></text:p>
      <text:p text:style-name="P89"><text:span text:style-name="T89_1"><text:tab/>If<text:s/>we<text:s/>look<text:s/>to<text:s/>technology,<text:s/>specifically<text:s/>software<text:s/>programs,<text:s/>for<text:s/>guidance<text:s/>and<text:s/>inspiration,<text:s/>we<text:s/>see<text:s/>that<text:s/>many<text:s/>large,<text:s/>powerful,<text:s/>open<text:s/>source<text:s/>projects<text:s/>are<text:s/>built<text:s/>in<text:s/>part<text:s/>by<text:s/>free,<text:s/>volunteer<text:s/>labor.<text:s/>Why<text:s/>can’t<text:s/>history<text:s/>be<text:s/>the<text:s/>same?<text:s/>Wikipedia,<text:s/>as<text:s/>Roy<text:s/>Rosenzweig<text:s/>has<text:s/>argued</text:span><text:span text:style-name="T89_2"><text:note text:note-class="footnote"><text:note-citation/><text:note-body><text:p text:style-name="P90"><text:span text:style-name="T90_1"><text:s/></text:span><text:span text:style-name="T90_2">{<text:s/>|<text:s/>Rosenzweig,<text:s/>2006<text:s/>|<text:s/>|<text:s/>|zu:312:6Q8A4GTX}</text:span></text:p></text:note-body></text:note></text:span><text:span text:style-name="T90_3"><text:s/>for<text:s/>example,<text:s/>is<text:s/>both<text:s/>open<text:s/>source<text:s/>software<text:s/>and<text:s/>an<text:s/>open<text:s/>edited<text:s/>encyclopedia.<text:s/>The<text:s/>users<text:s/>control<text:s/>each<text:s/>other<text:s/>and<text:s/>the<text:s/>result<text:s/>is<text:s/>a<text:s/>generally<text:s/>truthful<text:s/>record,<text:s/>on<text:s/>par<text:s/>with<text:s/>Encyclopedia<text:s/>Britannica.</text:span><text:span text:style-name="T90_4"><text:note text:note-class="footnote"><text:note-citation/><text:note-body><text:p text:style-name="P91"><text:span text:style-name="T91_1"><text:s/></text:span><text:span text:style-name="T91_2">{<text:s/>|<text:s/>Rosenzweig,<text:s/>2006<text:s/>|<text:s/>p.<text:s/>129<text:s/>|<text:s/>|zu:312:6Q8A4GTX}</text:span></text:p></text:note-body></text:note></text:span><text:span text:style-name="T91_3"><text:s/></text:span><text:bookmark-start text:name="Argument_for_an_Open_History"/><text:span text:style-name="T91_4">A</text:span><text:bookmark-end text:name="Argument_for_an_Open_History"/><text:span text:style-name="T91_5"><text:s/>further<text:s/>look<text:s/>at<text:s/>other<text:s/>academic<text:s/>fields,<text:s/>especially<text:s/>the<text:s/>sciences,<text:s/>shows<text:s/>that<text:s/>collaboration<text:s/>is<text:s/>not<text:s/>only<text:s/>beneficial<text:s/>but<text:s/>absolutely<text:s/>required.<text:s/>No<text:s/>physicist<text:s/>would<text:s/>dare<text:s/>publish<text:s/>a<text:s/>paper<text:s/>in<text:s/>a<text:s/>journal<text:s/>with<text:s/>just<text:s/>his<text:s/>own<text:s/>name<text:s/>attached.<text:s/>A<text:s/>PhD<text:s/>in<text:s/>math<text:s/>is<text:s/>only<text:s/>granted<text:s/>after<text:s/>several<text:s/>co-written<text:s/>papers<text:s/>have<text:s/>been<text:s/>published.<text:s/>Scholarship<text:s/>in<text:s/>the<text:s/>sciences<text:s/>is<text:s/>benefited<text:s/>by<text:s/>and<text:s/>dependent<text:s/>upon<text:s/>multiple<text:s/>authors<text:s/>in<text:s/>order<text:s/>to<text:s/>provide<text:s/>the<text:s/>most<text:s/>accurate<text:s/>and<text:s/>available<text:s/>knowledge.<text:s/>History<text:s/>work<text:s/>could<text:s/>do<text:s/>well<text:s/>to<text:s/>learn<text:s/>from<text:s/>these<text:s/>examples,<text:s/>and<text:s/>this<text:s/>dissertation<text:s/>is<text:s/>an<text:s/>attempt<text:s/>to<text:s/>facilitate<text:s/>such<text:s/>a<text:s/>collaborative<text:s/>work,<text:s/>but<text:s/>acknowledges<text:s/>the<text:s/>limitations<text:s/>placed<text:s/>by<text:s/>adhering<text:s/>to<text:s/>strict<text:s/>timelines<text:s/>and<text:s/>restrictive<text:s/>department<text:s/>regulations.<text:s/>In<text:s/>the<text:s/>end,<text:s/>this<text:s/>work<text:s/>is<text:s/>mostly<text:s/>a<text:s/>traditional<text:s/>history<text:s/>dissertation,<text:s/>but<text:s/>with<text:s/>aspirations<text:s/>to<text:s/>break<text:s/>the<text:s/>mold.</text:span></text:p>
      <text:p text:style-name="P92"><text:bookmark-start text:name="Sources"/><text:span text:style-name="T92_1">Sources</text:span><text:bookmark-end text:name="Sources"/></text:p>
      <text:p text:style-name="P93"><text:span text:style-name="T93_1"><text:tab/>This<text:s/>research<text:s/>builds<text:s/>a<text:s/>narrative<text:s/>based<text:s/>on<text:s/>primary<text:s/>documents<text:s/>in<text:s/>the<text:s/>Provincial<text:s/>Archives<text:s/>of<text:s/>North<text:s/>Rhine-Westfalia<text:s/>Department<text:s/>of<text:s/>East<text:s/>Westphalia-Lippe<text:s/>in<text:s/>Detmold,<text:s/>interviews<text:s/>of<text:s/>thirty<text:s/>former<text:s/>concentration<text:s/>camp<text:s/>inmates<text:s/>from<text:s/>the<text:s/>archive<text:s/>at<text:s/>the<text:s/>Neuengamme<text:s/>Concentration<text:s/>Camp<text:s/>Memorial,<text:s/>as<text:s/>well<text:s/>as<text:s/>military<text:s/>and<text:s/>civil<text:s/>records<text:s/>from<text:s/>the<text:s/>National<text:s/>Archives<text:s/>in<text:s/>Berlin-Lichterfelde<text:s/>and<text:s/>the<text:s/>municipal<text:s/>archives<text:s/>in<text:s/>Minden,<text:s/>the<text:s/>National<text:s/>Archives<text:s/>in<text:s/>Great<text:s/>Britain,<text:s/>and<text:s/>the<text:s/>National<text:s/>Archives<text:s/>in<text:s/>the<text:s/>United<text:s/>States.</text:span></text:p>
      <text:p text:style-name="P94"><text:span text:style-name="T94_1"><text:tab/>An<text:s/>unconventional<text:s/>source<text:s/>comes<text:s/>from<text:s/>online<text:s/>discussion<text:s/>forums;<text:s/>usually<text:s/>created<text:s/>by<text:s/>enthusiastic<text:s/>individuals<text:s/>who<text:s/>have<text:s/>an<text:s/>interest<text:s/>in<text:s/>World<text:s/>War<text:s/>II<text:s/>history.<text:s/>The<text:s/>process<text:s/>of<text:s/>doing<text:s/>history,<text:s/>piecing<text:s/>together<text:s/>a<text:s/>narrative<text:s/>of<text:s/>the<text:s/>past<text:s/>from<text:s/>facts<text:s/>found<text:s/>in<text:s/>documents,<text:s/>is<text:s/>seen<text:s/>on<text:s/>such<text:s/>forums.<text:s/>On<text:s/>one<text:s/>such<text:s/>forum,<text:s/>hosted<text:s/>at<text:s/></text:span><text:span text:style-name="T94_2"><text:a xlink:type="simple" xlink:href="http://axishistory.com"><text:span text:style-name="T94_3">axishistory.com</text:span></text:a></text:span><text:span text:style-name="T94_4">,<text:s/>has<text:s/>very<text:s/>thoughtful<text:s/>and<text:s/>academic<text:s/>discussions.<text:s/>A<text:s/>discussion<text:s/>board<text:s/>dedicated<text:s/>to<text:s/>uncovering<text:s/>the<text:s/>effects<text:s/>of<text:s/>area<text:s/>bombing<text:s/>in<text:s/>Germany<text:s/>prior<text:s/>to<text:s/>1944<text:s/>provides<text:s/>such<text:s/>an<text:s/>example.<text:s/>Eight<text:s/>pages<text:s/>containing<text:s/>115<text:s/>posts<text:s/>(</text:span><text:span text:style-name="T94_5"><text:a xlink:type="simple" xlink:href="http://forum.axishistory.com/viewtopic.php?f=54&amp;t=164883"><text:span text:style-name="T94_6">http://forum.axishistory.com/viewtopic.php?f=54&amp;t=164883</text:span></text:a></text:span><text:span text:style-name="T94_7">)<text:s/>discuss<text:s/>whether<text:s/>the<text:s/>allied<text:s/>bombings<text:s/>had<text:s/>any<text:s/>effect<text:s/>on<text:s/>German<text:s/>war<text:s/>production<text:s/>prior<text:s/>to<text:s/>1944.<text:s/>As<text:s/>is<text:s/>usually<text:s/>the<text:s/>case<text:s/>in<text:s/>such<text:s/>open<text:s/>online<text:s/>forums,<text:s/>the<text:s/>discussions<text:s/>are<text:s/>littered<text:s/>with<text:s/>concrete<text:s/>evidence<text:s/>and<text:s/>fact<text:s/>based<text:s/>arguments,<text:s/>but<text:s/>also<text:s/>include<text:s/>nitpicking<text:s/>about<text:s/>semantics<text:s/>and<text:s/>petty<text:s/>passionate<text:s/>personal<text:s/>attacks<text:s/>against<text:s/>opponents.<text:s/>These<text:s/>discussions<text:s/>show<text:s/>that<text:s/>the<text:s/>history<text:s/>being<text:s/>researched<text:s/>is<text:s/>relevant<text:s/>to<text:s/>modern<text:s/>times<text:s/>and<text:s/>to<text:s/>a<text:s/>wider<text:s/>audience<text:s/>than<text:s/>the<text:s/>academic<text:s/>scholar.<text:s/>While<text:s/>not<text:s/>extensively<text:s/>used<text:s/>in<text:s/>this<text:s/>work,<text:s/>research<text:s/>turns<text:s/>up<text:s/>six<text:s/>websites<text:s/>focused<text:s/>on<text:s/>the<text:s/>underground<text:s/>factories<text:s/>at<text:s/>Porta<text:s/>Westfalica.</text:span><text:span text:style-name="T94_8"><text:note text:note-class="footnote"><text:note-citation/><text:note-body><text:p text:style-name="P95"><text:span text:style-name="T95_1"><text:s/></text:span><text:span text:style-name="T95_2">http://www.ddahlke.de/reportagen/porta.html,<text:s/>http://www.u-verlagerungen.portaforum.de/,<text:s/>http://www.denkmalstollen.de/indexallgemeines.htm,<text:s/>https://bunker-nrw.de/php/viewtopic.php?f=86&amp;t=9714,<text:s/>http://www.nhporta.de/kz-aussenlager.html,<text:s/>http://forum.portaforum.de/</text:span></text:p></text:note-body></text:note></text:span></text:p>
      <text:p text:style-name="P96"><text:span text:style-name="T96_1"><text:tab/></text:span><text:bookmark-start text:name="Final_Intro_thoughts"/><text:span text:style-name="T96_2">As</text:span><text:bookmark-end text:name="Final_Intro_thoughts"/><text:span text:style-name="T96_3"><text:s/>surely<text:s/>every<text:s/>historian<text:s/>has<text:s/>experienced,<text:s/>they<text:s/>could<text:s/>always<text:s/>use<text:s/>another<text:s/>month,<text:s/>or<text:s/>year,<text:s/>in<text:s/>the<text:s/>archives,<text:s/>and<text:s/>always<text:s/>more<text:s/>time<text:s/>in<text:s/>writing<text:s/>a<text:s/>work<text:s/>of<text:s/>history.<text:s/>With<text:s/>a<text:s/>generous<text:s/>Hunt<text:s/>Fellowship<text:s/>from<text:s/>the<text:s/>American<text:s/>Council<text:s/>on<text:s/>Germany<text:s/>I<text:s/>was<text:s/>able<text:s/>to<text:s/>make<text:s/>a<text:s/>very<text:s/>successful<text:s/>and<text:s/>helpful<text:s/>research<text:s/>trip<text:s/>to<text:s/>Germany.<text:s/>Unfortunately,<text:s/>this<text:s/>trip<text:s/>was<text:s/>limited<text:s/>to<text:s/>only<text:s/>28<text:s/>days.<text:s/>A<text:s/>final<text:s/>trip<text:s/>was<text:s/>funded<text:s/>by<text:s/>the<text:s/>University<text:s/>of<text:s/>Virginia<text:s/>Library<text:s/>in<text:s/>May<text:s/>2015<text:s/>to<text:s/>present<text:s/>preliminary<text:s/>research<text:s/>on<text:s/>the<text:s/>inmates<text:s/>at<text:s/>the<text:s/>city<text:s/>of<text:s/>Porta<text:s/>Westfalica’s<text:s/>70<text:s/>year<text:s/>commemoration<text:s/>event.<text:s/>Vital<text:s/>connections<text:s/>were<text:s/>made<text:s/>with<text:s/>fellow<text:s/>researchers,<text:s/>descendants<text:s/>of<text:s/>survivors,<text:s/>and<text:s/>even<text:s/>eye<text:s/>witnesses<text:s/>to<text:s/>the<text:s/>atrocities<text:s/>of<text:s/>1944-45.<text:s/>This<text:s/>visit<text:s/>was<text:s/>central<text:s/>for<text:s/>me<text:s/>to<text:s/>gain<text:s/>a<text:s/>greater<text:s/>understanding<text:s/>of<text:s/>the<text:s/>scope<text:s/>and<text:s/>organization<text:s/>of<text:s/>the<text:s/>project.<text:s/>I<text:s/>acknowledge<text:s/>the<text:s/>incompleteness<text:s/>this<text:s/>research<text:s/>represents,<text:s/>compared<text:s/>to<text:s/>what<text:s/>could<text:s/>have<text:s/>been<text:s/>accomplished<text:s/>about<text:s/>this<text:s/>topic.<text:s/>As<text:s/>all<text:s/>research<text:s/>in<text:s/>effect<text:s/>is,<text:s/>this<text:s/>is<text:s/>an<text:s/>incomplete<text:s/>history,<text:s/>but<text:s/>it<text:s/>is<text:s/>the<text:s/>history<text:s/>that<text:s/>can<text:s/>be<text:s/>written<text:s/>with<text:s/>the<text:s/>sources<text:s/>and<text:s/>time<text:s/>available.<text:s/>This<text:s/>work<text:s/>functions<text:s/>more<text:s/>like<text:s/>the<text:s/>sketch<text:s/>of<text:s/>a<text:s/>single<text:s/>branch<text:s/>from<text:s/>a<text:s/>tree,<text:s/>rather<text:s/>than<text:s/>a<text:s/>detail<text:s/>of<text:s/>every<text:s/>branch<text:s/>and<text:s/>leaf,<text:s/>and<text:s/>will<text:s/>serve<text:s/>as<text:s/>a<text:s/>structure<text:s/>or<text:s/>framework<text:s/>upon<text:s/>which<text:s/>to<text:s/>construct<text:s/>a<text:s/>more<text:s/>accurate<text:s/>account.<text:s/>The<text:s/>limitations<text:s/>and<text:s/>exclusions<text:s/>of<text:s/>this<text:s/>work<text:s/>are<text:s/>acknowledged.</text:span></text:p>
      <text:p text:style-name="P97"><text:bookmark-start text:name="Chapter_Outlines"/><text:span text:style-name="T97_1">Chapter</text:span><text:bookmark-end text:name="Chapter_Outlines"/><text:span text:style-name="T97_2"><text:s/>Outlines</text:span></text:p>
      <text:p text:style-name="P98"><text:span text:style-name="T98_1"><text:tab/>Chapter<text:s/>one<text:s/>discusses<text:s/>the<text:s/>wartime<text:s/>events<text:s/>and<text:s/>government<text:s/>decisions<text:s/>that<text:s/>led<text:s/>to<text:s/>the<text:s/>use<text:s/>of<text:s/>underground<text:s/>relocation<text:s/>programs.<text:s/>This<text:s/>chapter<text:s/>relies<text:s/>heavily<text:s/>on<text:s/>secondary<text:s/>sources<text:s/>for<text:s/>describing<text:s/>the<text:s/>wartime<text:s/>bombing<text:s/>practices<text:s/>leading<text:s/>to<text:s/>Big<text:s/>Week<text:s/>in<text:s/>February<text:s/>1944,<text:s/>which<text:s/>became<text:s/>a<text:s/>pivotal<text:s/>turning<text:s/>point<text:s/>in<text:s/>German<text:s/>strategy,<text:s/>and<text:s/>the<text:s/>Nazi<text:s/>response<text:s/>to<text:s/>Big<text:s/>Week<text:s/>as<text:s/>they<text:s/>moved<text:s/>from<text:s/>an<text:s/>offensive<text:s/>military<text:s/>position<text:s/>to<text:s/>a<text:s/>decided<text:s/>defensive<text:s/>reactionary<text:s/>position.<text:s/>The<text:s/>different<text:s/>options<text:s/>considered<text:s/>and<text:s/>used<text:s/>for<text:s/>protecting<text:s/>German<text:s/>factories<text:s/>from<text:s/>Allied<text:s/>bombing<text:s/>are<text:s/>also<text:s/>briefly<text:s/>discussed<text:s/>in<text:s/>this<text:s/>chapter.<text:s/>This<text:s/>chapter<text:s/>ends<text:s/>with<text:s/>a<text:s/>look<text:s/>at<text:s/>the<text:s/>use<text:s/>of<text:s/>forced<text:s/>labor<text:s/>in<text:s/>Germany,<text:s/>again<text:s/>relying<text:s/>on<text:s/>secondary<text:s/>material<text:s/>to<text:s/>layout<text:s/>some<text:s/>of<text:s/>the<text:s/>events<text:s/>and<text:s/>decisions<text:s/>made<text:s/>that<text:s/>lead<text:s/>to<text:s/>the<text:s/>creation<text:s/>of<text:s/>the<text:s/>underground<text:s/>factories<text:s/>at<text:s/>Porta<text:s/>Westfalica,<text:s/>the<text:s/>concentration<text:s/>camps<text:s/>constructed<text:s/>nearby,<text:s/>and<text:s/>use<text:s/>of<text:s/>inmates<text:s/>for<text:s/>labor.<text:s/>While<text:s/>not<text:s/>overly<text:s/>original<text:s/>in<text:s/>research,<text:s/>this<text:s/>chapter<text:s/>provides<text:s/>essential<text:s/>background<text:s/>for<text:s/>understanding<text:s/>the<text:s/>Nazi<text:s/>reasoning<text:s/>behind<text:s/>backing<text:s/>the<text:s/>underground<text:s/>relocation<text:s/>programs.</text:span></text:p>
      <text:p text:style-name="P99"><text:span text:style-name="T99_1"><text:tab/>Chapter<text:s/>two<text:s/>moves<text:s/>the<text:s/>research<text:s/>from<text:s/>the<text:s/>secondary<text:s/>to<text:s/>the<text:s/>primary<text:s/>sources<text:s/>surrounding<text:s/>the<text:s/>businesses<text:s/>and<text:s/>physical<text:s/>aspects<text:s/>of<text:s/>the<text:s/>underground<text:s/>spaces.<text:s/>This<text:s/>chapter<text:s/>relies<text:s/>on<text:s/>two<text:s/>documents<text:s/>created<text:s/>shortly<text:s/>after<text:s/>the<text:s/>war<text:s/>by<text:s/>the<text:s/>United<text:s/>States<text:s/>Strategic<text:s/>Bombing<text:s/>Survey<text:s/>and<text:s/>the<text:s/>Combined<text:s/>Intelligence<text:s/>Objectives<text:s/>Sub-Committee.<text:s/>Official<text:s/>records<text:s/>from<text:s/>the<text:s/>businesses<text:s/>and<text:s/>the<text:s/>German<text:s/>government<text:s/>were<text:s/>either<text:s/>destroyed<text:s/>as<text:s/>the<text:s/>Allied<text:s/>forces<text:s/>approached<text:s/>the<text:s/>area,<text:s/>or<text:s/>remain<text:s/>undiscovered<text:s/>in<text:s/>unknown<text:s/>repositories<text:s/>or<text:s/>locations.<text:s/>This<text:s/>chapter<text:s/>begins<text:s/>by<text:s/>describing<text:s/>the<text:s/>landscape<text:s/>of<text:s/>underground<text:s/>relocation<text:s/>projects<text:s/>concurrently<text:s/>being<text:s/>developed<text:s/>with<text:s/>the<text:s/>projects<text:s/>at<text:s/>Porta<text:s/>Westfalica<text:s/>and<text:s/>then<text:s/>moves<text:s/>to<text:s/>a<text:s/>detailed<text:s/>description<text:s/>of<text:s/>the<text:s/>technical<text:s/>aspects<text:s/>of<text:s/>Porta<text:s/>Westfalica’s<text:s/>three<text:s/>underground<text:s/>factory<text:s/>systems.</text:span></text:p>
      <text:p text:style-name="P100"><text:span text:style-name="T100_1"><text:tab/>Chapter<text:s/>three<text:s/>focuses<text:s/>on<text:s/>the<text:s/>experiences<text:s/>of<text:s/>the<text:s/>men<text:s/>who<text:s/>worked<text:s/>predominantly<text:s/>in<text:s/>the<text:s/>Dachs<text:s/>I<text:s/>system<text:s/>and<text:s/>were<text:s/>imprisoned<text:s/>at<text:s/>the<text:s/>Kaiserhof<text:s/>Hotel.<text:s/>This<text:s/>chapter<text:s/>utilizes<text:s/>experiences<text:s/>from<text:s/>survivors<text:s/>to<text:s/>piece<text:s/>together<text:s/>the<text:s/>life<text:s/>as<text:s/>a<text:s/>forced<text:s/>laborer,<text:s/>work,<text:s/>camp<text:s/>life,<text:s/>deaths,<text:s/>and<text:s/>general<text:s/>health<text:s/>of<text:s/>the<text:s/>prisoners,<text:s/>and<text:s/>the<text:s/>prisoner<text:s/>hierarchy.</text:span></text:p>
      <text:p text:style-name="P101"><text:span text:style-name="T101_1"><text:tab/>Chapter<text:s/>four<text:s/>relates<text:s/>the<text:s/>experiences<text:s/>of<text:s/>the<text:s/>women<text:s/>prisoners<text:s/>who<text:s/>were<text:s/>encamped<text:s/>either<text:s/>in<text:s/>Hausberge<text:s/>or<text:s/>inside<text:s/>the<text:s/>Hammerwerke<text:s/>underground<text:s/>systems,<text:s/>and<text:s/>worked<text:s/>exclusively<text:s/>in<text:s/>the<text:s/>Hammerwerke<text:s/>factories.<text:s/>This<text:s/>chapter<text:s/>also<text:s/>relies<text:s/>on<text:s/>survivor<text:s/>testimonies<text:s/>taken<text:s/>during<text:s/>interviews<text:s/>in<text:s/>the<text:s/>1990s<text:s/>and<text:s/>in<text:s/>a<text:s/>few<text:s/>cases<text:s/>were<text:s/>legal<text:s/>depositions<text:s/>attested<text:s/>shortly<text:s/>after<text:s/>the<text:s/>experiences<text:s/>in<text:s/>1945,<text:s/>focusing<text:s/>on<text:s/>the<text:s/>work<text:s/>and<text:s/>camp<text:s/>life.<text:s/></text:span></text:p>
      <text:p text:style-name="P102"><text:span text:style-name="T102_1"><text:tab/>Chapter<text:s/>five<text:s/>looks<text:s/>at<text:s/>the<text:s/>geo-spatial<text:s/>elements<text:s/>embedded<text:s/>within<text:s/>the<text:s/>interviews<text:s/>and<text:s/>testimonials<text:s/>of<text:s/>the<text:s/>men<text:s/>and<text:s/>women<text:s/>survivors.<text:s/>Focusing<text:s/>on<text:s/>the<text:s/>places<text:s/>mentioned<text:s/>by<text:s/>survivors<text:s/>exposed<text:s/>not<text:s/>only<text:s/>the<text:s/>places<text:s/>and<text:s/>events<text:s/>most<text:s/>mentioned,<text:s/>but<text:s/>also<text:s/>a<text:s/>distinct<text:s/>gender<text:s/>difference<text:s/>in<text:s/>the<text:s/>types<text:s/>of<text:s/>places<text:s/>and<text:s/>events<text:s/>that<text:s/>were<text:s/>recalled.</text:span></text:p>
      <text:p text:style-name="P103"><text:span text:style-name="T103_1"><text:tab/>The<text:s/>dissertation<text:s/>ends<text:s/>with<text:s/>a<text:s/>concluding<text:s/>chapter<text:s/>that<text:s/>serves<text:s/>as<text:s/>a<text:s/>very<text:s/>short<text:s/>epilogue<text:s/>to<text:s/>the<text:s/>inmates<text:s/>and<text:s/>town<text:s/>of<text:s/>Porta<text:s/>Westfalica<text:s/>as<text:s/>the<text:s/>Allied<text:s/>forces<text:s/>advanced<text:s/>on<text:s/>the<text:s/>town<text:s/>in<text:s/>April<text:s/>1945,<text:s/>and<text:s/>the<text:s/>fate<text:s/>of<text:s/>the<text:s/>tunnels<text:s/>since<text:s/>the<text:s/>end<text:s/>of<text:s/>the<text:s/>war.<text:s/>In<text:s/>several<text:s/>of<text:s/>the<text:s/>interviews<text:s/>survivors<text:s/>contemplate<text:s/>the<text:s/>lessons<text:s/>that<text:s/>they<text:s/>have<text:s/>learned<text:s/>and<text:s/>hope<text:s/>that<text:s/>others<text:s/>learn<text:s/>from<text:s/>their<text:s/>experiences.<text:s/>These<text:s/>reflections,<text:s/>combined<text:s/>with<text:s/>thoughts<text:s/>while<text:s/>discussing<text:s/>the<text:s/>role<text:s/>of<text:s/>monuments<text:s/>and<text:s/>commemorative<text:s/>museums<text:s/>and<text:s/>archives<text:s/>with<text:s/>Dr.<text:s/>Jens-Christian<text:s/>Wagner<text:s/>from<text:s/>the<text:s/>Mittelbau-Dora<text:s/>Concentration<text:s/>Camp<text:s/>Memorial<text:s/>Archive<text:s/>provide<text:s/>a<text:s/>context<text:s/>to<text:s/>place<text:s/>the<text:s/>role<text:s/>of<text:s/>this<text:s/>study<text:s/>in<text:s/>a<text:s/>larger<text:s/>German<text:s/>history<text:s/>and<text:s/>global<text:s/>history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Default" style:family="text"/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23T13:48:59</meta:creation-date>
    <dc:creator/>
    <dc:date>2016-02-23T13:48:59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